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6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3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3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3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2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0" style:parent-style-name="본문_중고딕10_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31" style:parent-style-name="본문_중고딕10_">
      <style:paragraph-properties fo:text-align="justify" fo:text-indent="0pt" fo:margin-left="0pt" fo:margin-right="0pt" fo:margin-top="0pt" fo:margin-bottom="0pt" fo:line-height="130%"/>
    </style:style>
    <style:style style:family="text" style:name="p2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4" style:parent-style-name="본문_중고딕10_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35" style:parent-style-name="본문_중고딕10_">
      <style:paragraph-properties fo:text-align="justify" fo:text-indent="0pt" fo:margin-left="0pt" fo:margin-right="0pt" fo:margin-top="0pt" fo:margin-bottom="0pt" fo:line-height="130%"/>
    </style:style>
    <style:style style:family="text" style:name="p2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1" style:parent-style-name="본문_중고딕10_">
      <style:paragraph-properties fo:text-align="justify" fo:text-indent="0pt" fo:margin-left="0pt" fo:margin-right="0pt" fo:margin-top="0pt" fo:margin-bottom="0pt" fo:line-height="130%"/>
    </style:style>
    <style:style style:family="text" style:name="p2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1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2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8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본문_중고딕10_">
      <style:paragraph-properties fo:text-align="justify" fo:text-indent="-25pt" fo:margin-left="25pt" fo:margin-right="0pt" fo:margin-top="0pt" fo:margin-bottom="0pt" fo:line-height="150%"/>
    </style:style>
    <style:style style:family="paragraph" style:class="text" style:name="Paragraph-271" style:parent-style-name="본문_중고딕10_">
      <style:paragraph-properties fo:text-align="justify" fo:text-indent="-25pt" fo:margin-left="25pt" fo:margin-right="0pt" fo:margin-top="0pt" fo:margin-bottom="0pt" fo:line-height="150%"/>
    </style:style>
    <style:style style:family="text" style:name="p2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1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2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7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2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1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2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4" style:parent-style-name="본문_중고딕10_">
      <style:paragraph-properties fo:text-align="justify" fo:text-indent="0pt" fo:margin-left="0pt" fo:margin-right="0pt" fo:margin-top="0pt" fo:margin-bottom="0pt" fo:line-height="100%"/>
    </style:style>
    <style:style style:family="text" style:name="p3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0" style:parent-style-name="본문_중고딕10_">
      <style:paragraph-properties fo:text-align="justify" fo:text-indent="0pt" fo:margin-left="0pt" fo:margin-right="0pt" fo:margin-top="0pt" fo:margin-bottom="0pt" fo:line-height="100%"/>
    </style:style>
    <style:style style:family="text" style:name="p3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6" style:parent-style-name="본문_중고딕10_">
      <style:paragraph-properties fo:text-align="justify" fo:text-indent="0pt" fo:margin-left="0pt" fo:margin-right="0pt" fo:margin-top="0pt" fo:margin-bottom="0pt" fo:line-height="100%"/>
    </style:style>
    <style:style style:family="text" style:name="p3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1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2" style:parent-style-name="본문_중고딕10_">
      <style:paragraph-properties fo:text-align="justify" fo:text-indent="0pt" fo:margin-left="0pt" fo:margin-right="0pt" fo:margin-top="0pt" fo:margin-bottom="0pt" fo:line-height="100%"/>
    </style:style>
    <style:style style:family="text" style:name="p3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3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5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3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3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1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2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1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2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7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3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9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0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3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4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5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6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7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8" style:parent-style-name="휴먼명조_12_">
      <style:paragraph-properties fo:text-align="justify" fo:text-indent="-20pt" fo:margin-left="42.52pt" fo:margin-right="0pt" fo:margin-top="0pt" fo:margin-bottom="0pt" fo:line-height="150%"/>
    </style:style>
    <style:style style:family="text" style:name="p4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4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4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7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7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0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0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7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3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0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0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8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8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4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4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9-4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0-4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2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2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7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8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9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2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1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7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8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9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8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1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4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2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0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3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 </text:span><text:span text:style-name="p1-1-2">인  사  규  정  </text:span><text:span text:style-name="p1-1-3">]</text:span></text:p>
      <text:p text:style-name="바탕글"/>
      <text:p text:style-name="바탕글"><text:span text:style-name="p3-1-1"> 1. 다음 용어의 정의중 틀린것은 ? 가</text:span></text:p>
      <text:p text:style-name="바탕글"><text:span text:style-name="p4-1-1">  가. </text:span><text:span text:style-name="p4-1-2">“</text:span><text:span text:style-name="p4-1-3">직위</text:span><text:span text:style-name="p4-1-4">”</text:span><text:span text:style-name="p4-1-5">라 함은 직원을 어떤 직무에 종사케 함을 말한다.</text:span></text:p>
      <text:p text:style-name="바탕글"><text:span text:style-name="p5-1-1">  나. </text:span><text:span text:style-name="p5-1-2">“</text:span><text:span text:style-name="p5-1-3">직급</text:span><text:span text:style-name="p5-1-4">”</text:span><text:span text:style-name="p5-1-5">이라 함은 직무의 종류 및 곤란성과 책임의 정도가 상당히 유사한 군으로써</text:span></text:p>
      <text:p text:style-name="바탕글"><text:span text:style-name="p6-1-1">      동일한 직급에 속하는 직위에 대하여는 임용자격, 시험, 보수, 기타 인사관리에 </text:span></text:p>
      <text:p text:style-name="바탕글"><text:span text:style-name="p7-1-1">      동일한 취급을 하는 것을 말한다.</text:span></text:p>
      <text:p text:style-name="바탕글"><text:span text:style-name="p8-1-1">  다. </text:span><text:span text:style-name="p8-1-2">“</text:span><text:span text:style-name="p8-1-3">전직</text:span><text:span text:style-name="p8-1-4">”</text:span><text:span text:style-name="p8-1-5">이라 함은 직렬을 달리하는 것을 말한다.</text:span></text:p>
      <text:p text:style-name="바탕글"><text:span text:style-name="p9-1-1">  라. </text:span><text:span text:style-name="p9-1-2">“</text:span><text:span text:style-name="p9-1-3">추서</text:span><text:span text:style-name="p9-1-4">”</text:span><text:span text:style-name="p9-1-5">라 함은 사망한 자를 사망 당시의 직급보다 상위의 직급으로 임용하는 것이다.</text:span></text:p>
      <text:p text:style-name="바탕글"/>
      <text:p text:style-name="바탕글"><text:span text:style-name="p11-1-1"> 2. 다음 용어의 정의 중 맞는 것은 ? 라</text:span></text:p>
      <text:p text:style-name="바탕글"><text:span text:style-name="p12-1-1">  가. </text:span><text:span text:style-name="p12-1-2">“</text:span><text:span text:style-name="p12-1-3">직급</text:span><text:span text:style-name="p12-1-4">”</text:span><text:span text:style-name="p12-1-5">이라 함은 직무의 종류가 유사하고, 그 책임과 곤란성의 정도가 다른 직급의</text:span></text:p>
      <text:p text:style-name="바탕글"><text:span text:style-name="p13-1-1">      군을 말한다.</text:span></text:p>
      <text:p text:style-name="바탕글"><text:span text:style-name="p14-1-1">  나. </text:span><text:span text:style-name="p14-1-2">“</text:span><text:span text:style-name="p14-1-3">전보</text:span><text:span text:style-name="p14-1-4">”</text:span><text:span text:style-name="p14-1-5">라 함은 직렬을 달리하는 것을 말한다.</text:span></text:p>
      <text:p text:style-name="바탕글"><text:span text:style-name="p15-1-1">  다. </text:span><text:span text:style-name="p15-1-2">“</text:span><text:span text:style-name="p15-1-3">보직</text:span><text:span text:style-name="p15-1-4">”</text:span><text:span text:style-name="p15-1-5">이라 함은 1인의 직원에게 부여하는 직무의 책임을 말한다.</text:span></text:p>
      <text:p text:style-name="바탕글"><text:span text:style-name="p16-1-1">  라. </text:span><text:span text:style-name="p16-1-2">“</text:span><text:span text:style-name="p16-1-3">임용</text:span><text:span text:style-name="p16-1-4">”</text:span><text:span text:style-name="p16-1-5">이라 함은 신규임용, 승진임용, 전직, 전보, 겸임, 직무대리, 파견, 강임, 휴직, 직  </text:span><text:span text:style-name="p16-2-1">      위해제, 정직, 복직, 면직, 해임, 및 파면을 말한다.</text:span></text:p>
      <text:p text:style-name="바탕글"/>
      <text:p text:style-name="바탕글"><text:span text:style-name="p18-1-1"> 3. 다음용어의 정의중 잘못된 것은</text:span><text:span text:style-name="p18-1-2">？ </text:span><text:span text:style-name="p18-1-3">가</text:span></text:p>
      <text:p text:style-name="바탕글"><text:span text:style-name="p19-1-1">   가. </text:span><text:span text:style-name="p19-1-2">“</text:span><text:span text:style-name="p19-1-3">강임</text:span><text:span text:style-name="p19-1-4">”</text:span><text:span text:style-name="p19-1-5">이라함은 동일한 직렬안에서 하위직급에 임용하거나 하위직급이 없는 경우 다  </text:span><text:span text:style-name="p19-2-1">      른직렬의 동일직급에 임용하는 것을 말한다.</text:span></text:p>
      <text:p text:style-name="바탕글"><text:span text:style-name="p20-1-1">   나. </text:span><text:span text:style-name="p20-1-2">“</text:span><text:span text:style-name="p20-1-3">전보</text:span><text:span text:style-name="p20-1-4">”</text:span><text:span text:style-name="p20-1-5">이라함은 동일직급내에서 보직을 변경하는 것을 말한다.</text:span></text:p>
      <text:p text:style-name="바탕글"><text:span text:style-name="p21-1-1">   다. </text:span><text:span text:style-name="p21-1-2">“</text:span><text:span text:style-name="p21-1-3">복직</text:span><text:span text:style-name="p21-1-4">”</text:span><text:span text:style-name="p21-1-5">이라함은 휴직 및 직위해제 중에 있는 직원을 직위에 복귀시키는 것을 말한다.</text:span></text:p>
      <text:p text:style-name="바탕글"><text:span text:style-name="p22-1-1">   라. </text:span><text:span text:style-name="p22-1-2">“</text:span><text:span text:style-name="p22-1-3">승진</text:span><text:span text:style-name="p22-1-4">”</text:span><text:span text:style-name="p22-1-5">이라함은 현직급보다 상위직급에 임용하는 것을 말한다.</text:span></text:p>
      <text:p text:style-name="바탕글"/>
      <text:p text:style-name="바탕글"><text:span text:style-name="p24-1-1"> 4. 다음 용어의 정의중 잘못된 것은</text:span><text:span text:style-name="p24-1-2">？</text:span><text:span text:style-name="p24-1-3">라</text:span></text:p>
      <text:p text:style-name="바탕글"><text:span text:style-name="p25-1-1">   가. </text:span><text:span text:style-name="p25-1-2">“</text:span><text:span text:style-name="p25-1-3">직렬</text:span><text:span text:style-name="p25-1-4">”</text:span><text:span text:style-name="p25-1-5">이라함은 직무의 종류가 유사하고, 그 책임과 곤란성의 정도가 다른 직급의 군  </text:span><text:span text:style-name="p25-2-1">      을 말한다.</text:span></text:p>
      <text:p text:style-name="바탕글"><text:span text:style-name="p26-1-1">   나. </text:span><text:span text:style-name="p26-1-2">“</text:span><text:span text:style-name="p26-1-3">직위</text:span><text:span text:style-name="p26-1-4">”</text:span><text:span text:style-name="p26-1-5">라함은 1인의 직원에게 부여하는 직무의 책임을 말한다.</text:span></text:p>
      <text:p text:style-name="바탕글"><text:span text:style-name="p27-1-1">   다. </text:span><text:span text:style-name="p27-1-2">“</text:span><text:span text:style-name="p27-1-3">보직</text:span><text:span text:style-name="p27-1-4">”</text:span><text:span text:style-name="p27-1-5">이라함은 직원을 어떤 직무에 종사케함을 말한다.</text:span></text:p>
      <text:p text:style-name="바탕글"><text:span text:style-name="p28-1-1">   라. </text:span><text:span text:style-name="p28-1-2">“</text:span><text:span text:style-name="p28-1-3">전직</text:span><text:span text:style-name="p28-1-4">”</text:span><text:span text:style-name="p28-1-5">이라함은 동일한 직급내에서 보직을 변경하는 것을 말한다.</text:span></text:p>
      <text:p text:style-name="바탕글"/>
      <text:p text:style-name="바탕글"><text:span text:style-name="p30-1-1"> 5. 다음은 인사규정에 대한 설명이다. 잘못된 것은</text:span><text:span text:style-name="p30-1-2">？ </text:span><text:span text:style-name="p30-1-3">가</text:span></text:p>
      <text:p text:style-name="바탕글"><text:span text:style-name="p31-1-1">   가. 인사규정은 부산교통공단 직원의 인사관리에 관한 기준을 정하므로써 공단발전에 기  </text:span><text:span text:style-name="p31-2-1">       여하는 인재를 확보함을 목적으로 한다.</text:span></text:p>
      <text:p text:style-name="바탕글"><text:span text:style-name="p32-1-1">   나. 업무를 위하여 필요하다고 인정하는 경우에 직원으로 임용하기 위하여 기능양성교육  </text:span><text:span text:style-name="p32-2-1">       을 받는 연수생을 둘 수 있으나 연수생은 직원이 아니다.</text:span></text:p>
      <text:p text:style-name="바탕글"><text:span text:style-name="p33-1-1">   다. 이사장은 인사규정이 정하는 바에따라 그 소속직원에 대한 임용과 징계를 행하는 권  </text:span><text:span text:style-name="p33-2-1">       한(임용권)을 가진다.</text:span></text:p>
      <text:p text:style-name="바탕글"><text:span text:style-name="p34-1-1">   라. 이사장은 임용권의 일부를 그 소속보조기관 또는 현업기관의 장에게 위임할 수 있다.</text:span></text:p>
      <text:p text:style-name="바탕글"/>
      <text:p text:style-name="바탕글"><text:span text:style-name="p36-1-1"> 6. 다음중 직원의 구분중 틀린것은 ? 나</text:span></text:p>
      <text:p text:style-name="바탕글"><text:span text:style-name="p37-1-1">  가. 일반직 직원       나. 운영직 직원         다. 별정직 직원         라. 고용직 직원</text:span></text:p>
      <text:p text:style-name="바탕글"/>
      <text:p text:style-name="바탕글"><text:span text:style-name="p39-1-1"> 7. 다음중 인사규정에 의하여 직원이외에 업무를 위하여 필요하다고 인정하는 경우에 둘   </text:span><text:span text:style-name="p39-2-1">    수 있는 것에 해당되지 않는 것은</text:span><text:span text:style-name="p39-2-2">？ </text:span><text:span text:style-name="p39-2-3">라</text:span></text:p>
      <text:p text:style-name="바탕글"><text:span text:style-name="p40-1-1">   가. 전문위원        나. 고문           다. 자문위원       라. 촉탁</text:span></text:p>
      <text:p text:style-name="바탕글"/>
      <text:p text:style-name="바탕글"><text:span text:style-name="p42-1-1"> 8. 다음중 인사규정에 의하여 직원이외에 업무를 위하여 필요하다고 인정하는 경우에 둘   </text:span><text:span text:style-name="p42-2-1">    수 있는 것에 해당되지 않는 것은</text:span><text:span text:style-name="p42-2-2">？ </text:span><text:span text:style-name="p42-2-3">다</text:span></text:p>
      <text:p text:style-name="바탕글"><text:span text:style-name="p43-1-1">   가. 청원경찰       </text:span></text:p>
      <text:p text:style-name="바탕글"><text:span text:style-name="p44-1-1">   나. 일용직     </text:span></text:p>
      <text:p text:style-name="바탕글"><text:span text:style-name="p45-1-1">   다. 별정직</text:span></text:p>
      <text:p text:style-name="바탕글"><text:span text:style-name="p46-1-1">   라. 직원으로 임용하기 위하여 기능양성교육을 받는 연수생</text:span></text:p>
      <text:p text:style-name="바탕글"/>
      <text:p text:style-name="바탕글"><text:span text:style-name="p48-1-1"> 9. 다음은 인사규정의 직원의 구분에 관한 설명이다. 잘못된 것은</text:span><text:span text:style-name="p48-1-2">？ </text:span><text:span text:style-name="p48-1-3">다</text:span></text:p>
      <text:p text:style-name="바탕글"><text:span text:style-name="p49-1-1">   가. 일반직 직원이라 함은 기술, 연구 또는 공단운영일반에 대한 업무를 담당하며 직종별  </text:span><text:span text:style-name="p49-2-1">       로 구분되는 직원이다.</text:span></text:p>
      <text:p text:style-name="바탕글"><text:span text:style-name="p50-1-1">   나. 별정직 직원이라 함은 일반직으로 임용이 곤란한 특수업무를 담당하는 직원이다.</text:span></text:p>
      <text:p text:style-name="바탕글"><text:span text:style-name="p51-1-1">   다. 고용직 직원이라 함은 단순한 노무업무를 담당하며 그 직종별로 분류되는 직원이다.</text:span></text:p>
      <text:p text:style-name="바탕글"><text:span text:style-name="p52-1-1">   라. 직원이외의 업무를 위하여 필요하다고 인정하는 경우에는 전문위원, 고문, 자문위원  </text:span><text:span text:style-name="p52-2-1">       및 청원경찰과 일용직을 둘 수 있다.</text:span></text:p>
      <text:p text:style-name="바탕글"/>
      <text:p text:style-name="바탕글"><text:span text:style-name="p54-1-1">10. 우리공단 인사위원회의 설치 및 운영에 대한 설명중 틀린것은 ? 나</text:span></text:p>
      <text:p text:style-name="바탕글"><text:span text:style-name="p55-1-1">  가. 인력의 효율적인 활용과 공정한 인사관리를 위해 공단에 인사위원회를 둔다.</text:span></text:p>
      <text:p text:style-name="바탕글"><text:span text:style-name="p56-1-1">  나. 인사위원회는 위원 5인이상 8인이하로 구성한다.</text:span></text:p>
      <text:p text:style-name="바탕글"><text:span text:style-name="p57-1-1">  다. 위원은 이사전원과 처장급 직원중에서 이사장이 임명한다.</text:span></text:p>
      <text:p text:style-name="바탕글"><text:span text:style-name="p58-1-1">  라. 위원은 그 직무와 관련하여 지득한 비밀을 누설하여서는 아니된다.</text:span></text:p>
      <text:p text:style-name="바탕글"/>
      <text:p text:style-name="바탕글"/>
      <text:p text:style-name="바탕글"><text:span text:style-name="p61-1-1">11. 다음중 우리공단 인사위원회의 관장사무(기능)가 아닌 것은 ? 라</text:span></text:p>
      <text:p text:style-name="바탕글"><text:span text:style-name="p62-1-1">  가. 직원의 신규임용 및 3급이상의 승진임용과 특별승진에 관한 사항</text:span></text:p>
      <text:p text:style-name="바탕글"><text:span text:style-name="p63-1-1">  나. 처장급이상 직원의 징계 의결 및 부장급이하 직원의 징계 재심에 관한 사항</text:span></text:p>
      <text:p text:style-name="바탕글"><text:span text:style-name="p64-1-1">  다. 인사제도 및 인사에 관하여 중요하다고 인정되는 사항</text:span></text:p>
      <text:p text:style-name="바탕글"><text:span text:style-name="p65-1-1">  라. 기구 및 정원에 관한 사항</text:span></text:p>
      <text:p text:style-name="바탕글"/>
      <text:p text:style-name="바탕글"><text:span text:style-name="p67-1-1">12. 다음중 우리공단 인사위원회의 관장사무가 아닌 것은</text:span><text:span text:style-name="p67-1-2">？</text:span><text:span text:style-name="p67-1-3">다</text:span></text:p>
      <text:p text:style-name="바탕글"><text:span text:style-name="p68-1-1">   가. 포상심의에 관한 사항</text:span></text:p>
      <text:p text:style-name="바탕글"><text:span text:style-name="p69-1-1">   나. 인사에 관한 이사장의 요구 사항</text:span></text:p>
      <text:p text:style-name="바탕글"><text:span text:style-name="p70-1-1">   다. 직원의 신규임용 및 과장급이상의 승진임용과 특별승진에 관한 사항</text:span></text:p>
      <text:p text:style-name="바탕글"><text:span text:style-name="p71-1-1">   라. 처장급이상 직원의 징계의결 및 부장급이하 직원의 징계재심에 관한 사항</text:span></text:p>
      <text:p text:style-name="바탕글"/>
      <text:p text:style-name="바탕글"><text:span text:style-name="p73-1-1">13. 다음 인사위원회에 대한 설명중 틀린것은 ? 가</text:span></text:p>
      <text:p text:style-name="바탕글"><text:span text:style-name="p74-1-1">  가. 인사위원회에 위원장, 부위원장 각 1인을 두되 위원장은 부이사장으로하고 부위원장   </text:span><text:span text:style-name="p74-2-1">     은 인사담당 처장으로 한다.</text:span></text:p>
      <text:p text:style-name="바탕글"><text:span text:style-name="p75-1-1">  나. 인사위원회의 회의는 재적위원 2/3이상의 출석과 출석위원 과반수의 찬성으로 의결하  </text:span><text:span text:style-name="p75-2-1">      며 가부동수인 경우에는 의장이 결정권을 갖는다.</text:span></text:p>
      <text:p text:style-name="바탕글"><text:span text:style-name="p76-1-1">  다. 인사위원회의 위원(임원제외)은 그 소속직원 및 친족의 포상 또 징계심의에 관여하지  </text:span><text:span text:style-name="p76-2-1">      못하며 이와같은 사유로 위원회를 구성할 수 없을 경우에는 당해 위원회에 한해 위원  </text:span><text:span text:style-name="p76-3-1">      을 따로 임명하여야 한다.</text:span></text:p>
      <text:p text:style-name="바탕글"><text:span text:style-name="p77-1-1">  라. 위원장은 심의안건중 의안에 따라 인사위원회를 소집하지 않고 서면결의로써 인사</text:span></text:p>
      <text:p text:style-name="바탕글"><text:span text:style-name="p78-1-1">      위원회의 의결에 가름할 수 있다.</text:span></text:p>
      <text:p text:style-name="바탕글"/>
      <text:p text:style-name="바탕글"><text:span text:style-name="p80-1-1">14. 다음 인사위원회에 대한 설명 중 잘못된 것은</text:span><text:span text:style-name="p80-1-2">？ </text:span><text:span text:style-name="p80-1-3">가</text:span></text:p>
      <text:p text:style-name="바탕글"><text:span text:style-name="p81-1-1">   가. 인사위원회의 부위원장은 그 소속직원 및 친족의 포상 또는 징계심의에 관여하지 못  </text:span><text:span text:style-name="p81-2-1">       한다.</text:span></text:p>
      <text:p text:style-name="바탕글"><text:span text:style-name="p82-1-1">   나. 인사위원회 위원장은 부이사장으로 하고 부위원장은 기획이사로 한다.</text:span></text:p>
      <text:p text:style-name="바탕글"><text:span text:style-name="p83-1-1">   다. 인사위원회는 처장급이상 직원의 징계의결 및 부장급이하 직원의 징계재심에 관한   </text:span><text:span text:style-name="p83-2-1">       사무를 처리함에 있어 사실의 조사 또는 증인을 소환하거나 관계서류의 제출을 요구  </text:span><text:span text:style-name="p83-3-1">       할 수 있다.</text:span></text:p>
      <text:p text:style-name="바탕글"><text:span text:style-name="p84-1-1">   라. 인사위원회는 위원장이 필요하다고 인정할때와 이사장이 요구할 때에 이를 소집하고  </text:span><text:span text:style-name="p84-2-1">       위원장은 그 의장이 된다.</text:span></text:p>
      <text:p text:style-name="바탕글"/>
      <text:p text:style-name="바탕글"><text:span text:style-name="p86-1-1">15. 다음중 공단 인사위원회 위원에 해당되지 않는 것은</text:span><text:span text:style-name="p86-1-2">？ </text:span><text:span text:style-name="p86-1-3">라</text:span></text:p>
      <text:p text:style-name="바탕글"><text:span text:style-name="p87-1-1">   가. 부이사장     나. 기획이사        다. 건설본부장      라. 감사</text:span></text:p>
      <text:p text:style-name="바탕글"/>
      <text:p text:style-name="바탕글"/>
      <text:p text:style-name="바탕글"/>
      <text:p text:style-name="바탕글"><text:span text:style-name="p91-1-1">16. 다음중 공단인사위원회 위원에 해당되지 않는 것은</text:span><text:span text:style-name="p91-1-2">？ </text:span><text:span text:style-name="p91-1-3">나</text:span></text:p>
      <text:p text:style-name="바탕글"><text:span text:style-name="p92-1-1">   가. 운영이사                                     나. 인사부장     </text:span></text:p>
      <text:p text:style-name="바탕글"><text:span text:style-name="p93-1-1">   다. 이사장이 위원으로 임명한 처장급직원          라. 건설본부장</text:span></text:p>
      <text:p text:style-name="바탕글"/>
      <text:p text:style-name="바탕글"><text:span text:style-name="p95-1-1">17. 다음은 징계위원회에 관한 기술이다. 잘못된 것은 ? 라</text:span></text:p>
      <text:p text:style-name="바탕글"><text:span text:style-name="p96-1-1">  가. 직원의 징계에 관한 사항을 공정하게 처리하기 위해 공단에 징계위원회를 둔다.</text:span></text:p>
      <text:p text:style-name="바탕글"><text:span text:style-name="p97-1-1">  나. 징계위원회는 위원 5인이상 7인이하로 구성한다.</text:span></text:p>
      <text:p text:style-name="바탕글"><text:span text:style-name="p98-1-1">  다. 위원은 인사담당이사와 처장급 직원중에서 이사장이 임명한다.</text:span></text:p>
      <text:p text:style-name="바탕글"><text:span text:style-name="p99-1-1">  라. 징계위원회는</text:span><text:span text:style-name="p99-1-2"> 이사장과 감사의 요구에 의한 직원의 징계 의결에 관한 사항을 관장한다.</text:span></text:p>
      <text:p text:style-name="바탕글"><text:span text:style-name="p100-1-1">※ </text:span><text:span text:style-name="p100-1-2">감사는 감사결과 관계직원에 대한 징계사항을 이사장에게 보고한후 당해이사에게 서면으  </text:span><text:span text:style-name="p100-2-1">   로 징계조치 요구를하며 특별감사 및 특명사항 조사결과에 대한 조치는 이사장에게 서면  </text:span><text:span text:style-name="p100-3-1">   으로 직접 요구할 수 있다.</text:span></text:p>
      <text:p text:style-name="Paragraph-101"/>
      <text:p text:style-name="바탕글"><text:span text:style-name="p102-1-1">18. 다음 징계위원회의 기관과 회의에 관한 사항중 틀린것은 ? 가</text:span></text:p>
      <text:p text:style-name="바탕글"><text:span text:style-name="p103-1-1">  가. 징계위원회에 위원장, 부위원장 각 1인을 두되 위원장은 부이사장이 하고 부위원장은</text:span></text:p>
      <text:p text:style-name="바탕글"><text:span text:style-name="p104-1-1">      인사담당처장으로 한다.</text:span></text:p>
      <text:p text:style-name="바탕글"><text:span text:style-name="p105-1-1">  나. 징계위원회의 회의는 이사장이 요구할때 이를 소집하고 위원장은 의장이 된다.</text:span></text:p>
      <text:p text:style-name="바탕글"><text:span text:style-name="p106-1-1">  다. 징계위원회의 회의는 재적위원 2/3이상의 출석과 과반수의 찬성으로 의결하며, 가부동  </text:span><text:span text:style-name="p106-2-1">      수인 경우 의장이 결정권을 갖는다.</text:span></text:p>
      <text:p text:style-name="바탕글"><text:span text:style-name="p107-1-1">  라. 징계위원회 위원(임원제외)은 그 소속직원 및 친족의 징계심의에 관여하지 못하며 이  </text:span><text:span text:style-name="p107-2-1">      와같은 사유로 위원회를 구성할수 없을 경우에는 당해 위원회에 한하여 위원을 따로  </text:span><text:span text:style-name="p107-3-1">      임명해야 한다.</text:span></text:p>
      <text:p text:style-name="Paragraph-108"/>
      <text:p text:style-name="바탕글"><text:span text:style-name="p109-1-1">19. 다음중 공단 징계위원회 위원에 해당되지 않는 것은</text:span><text:span text:style-name="p109-1-2">？ </text:span><text:span text:style-name="p109-1-3">가</text:span></text:p>
      <text:p text:style-name="바탕글"><text:span text:style-name="p110-1-1">   가. 운영이사                                     나. 기획이사</text:span></text:p>
      <text:p text:style-name="바탕글"><text:span text:style-name="p111-1-1">   다. 이사장이 위원으로 임명한 처장급직원          라. 총무처장(인사담당처장)</text:span></text:p>
      <text:p text:style-name="Paragraph-112"/>
      <text:p text:style-name="바탕글"><text:span text:style-name="p113-1-1">20. 직원에 대한 결원의 보충방법에 해당되지 않는 것은</text:span><text:span text:style-name="p113-1-2">？ </text:span><text:span text:style-name="p113-1-3">라</text:span></text:p>
      <text:p text:style-name="바탕글"><text:span text:style-name="p114-1-1">   가. 신규임용      나. 강임             다. 전직           라. 겸임</text:span></text:p>
      <text:p text:style-name="Paragraph-115"/>
      <text:p text:style-name="바탕글"><text:span text:style-name="p116-1-1">21. 직원의 결원보충방법에 해당되지않는 것은</text:span><text:span text:style-name="p116-1-2">？ </text:span><text:span text:style-name="p116-1-3">라</text:span></text:p>
      <text:p text:style-name="바탕글"><text:span text:style-name="p117-1-1">   가. 승진임용       나. 전보          다. 강임         라. 직무대리</text:span></text:p>
      <text:p text:style-name="Paragraph-118"/>
      <text:p text:style-name="바탕글"><text:span text:style-name="p119-1-1">22. 직원이 다음의 사유로 직무를 수행할 수 없는 경우에는 발령일로 부터 당해 직급에 해  </text:span><text:span text:style-name="p119-2-1">    당하는 정원이 따로 있는 것으로 보고 결원을 보충할 수 있다. 틀린것은 ? 가</text:span></text:p>
      <text:p text:style-name="바탕글"><text:span text:style-name="p120-1-1">  가. 신체정신상의 장애로 장기요양을 요하여 6월이상 휴직한 경우</text:span></text:p>
      <text:p text:style-name="바탕글"><text:span text:style-name="p121-1-1">  나. 파면, 해임 또는 면직처분에 대하여 법원에서 무효나 취소의 판결을 한 경우</text:span></text:p>
      <text:p text:style-name="바탕글"><text:span text:style-name="p122-1-1">  다. 다른 규정 또는 협약등에 의하여 본직에 근무할 수 없는 사유가 발생한 경우</text:span></text:p>
      <text:p text:style-name="바탕글"><text:span text:style-name="p123-1-1">  라. 19주 이상의 양성교육이 필요한 경우</text:span></text:p>
      <text:p text:style-name="바탕글"/>
      <text:p text:style-name="바탕글"><text:span text:style-name="p125-1-1">23. 직원이 다음사유로 직무를 수행할 수 없는 경우에는 발령일로부터 당해직급에 해당하는  </text:span><text:span text:style-name="p125-2-1">    정원이 따로있는 것으로보고 결원을 보충할 수 있다. 아닌경우는</text:span><text:span text:style-name="p125-2-2">？ </text:span><text:span text:style-name="p125-2-3">다</text:span></text:p>
      <text:p text:style-name="바탕글"><text:span text:style-name="p126-1-1">   가. 병역법에 </text:span><text:span text:style-name="p126-1-2">의한 병역복무를 필하기 위하여 징집 또는 소집되어 6개월이상 휴직한 경우</text:span></text:p>
      <text:p text:style-name="바탕글"><text:span text:style-name="p127-1-1">   나. 업무로인한 질병 또는 부상으로 장기요양을 요하여 6개월이상 휴직한 경우</text:span></text:p>
      <text:p text:style-name="바탕글"><text:span text:style-name="p128-1-1">   다. 천재지변 또는 전시사변이나 기타의 사유로 인하여 생사 또는 소재가 불명하게되어  </text:span><text:span text:style-name="p128-2-1">       6개월이상 휴직을 명한 경우</text:span></text:p>
      <text:p text:style-name="바탕글"><text:span text:style-name="p129-1-1">   라. 기타 법률의 규정에 의한 업무를 수행하기 위하여 직무를 이탈하게 되어 6개월이상  </text:span><text:span text:style-name="p129-2-1">       휴직을 명한 경우</text:span></text:p>
      <text:p text:style-name="바탕글"/>
      <text:p text:style-name="바탕글"><text:span text:style-name="p131-1-1">24. 직원이 다음사유로 직무를 수행할수 없는경우에는 발령일로부터 당해직급에 해당하는   </text:span><text:span text:style-name="p131-2-1">    정원이 따로있는 것으로 보고 결원을 보충할 수 있다. 아닌 경우는</text:span><text:span text:style-name="p131-2-2">？ </text:span><text:span text:style-name="p131-2-3">다</text:span></text:p>
      <text:p text:style-name="바탕글"><text:span text:style-name="p132-1-1">   가. 공단이 필요에 의하여 직무와 관련된 분야의 해외유학, 국제기구 또는 유관기관에 임  </text:span><text:span text:style-name="p132-2-1">       시고용되어 6개월이상 휴직한 경우</text:span></text:p>
      <text:p text:style-name="바탕글"><text:span text:style-name="p133-1-1">   나. 19주이상의 양성교육이 필요한 경우</text:span></text:p>
      <text:p text:style-name="바탕글"><text:span text:style-name="p134-1-1">   다. 신체정신상의 장애로 장기요양을 요하여 3개월이상 휴직한 경우</text:span></text:p>
      <text:p text:style-name="바탕글"><text:span text:style-name="p135-1-1">   라. 다른규정 또는 협약등에 의하여 본직에 근무할 수 없는 사유가 발생한 경우</text:span></text:p>
      <text:p text:style-name="바탕글"/>
      <text:p text:style-name="바탕글"><text:span text:style-name="p137-1-1">25. 직원이 직무를 수행할 수 없는 경우에 결원을 보충할 수 있는 따로있는 정원은 다음에  </text:span><text:span text:style-name="p137-2-1">    해당하는 사유가 발생한 이후 당해직급에 최초로 결원이 발생한 때에 각각 소멸한 것으  </text:span><text:span text:style-name="p137-3-1">    로 본다. 이에 해당되지 않는 것은</text:span><text:span text:style-name="p137-3-2">？ </text:span><text:span text:style-name="p137-3-3">다</text:span></text:p>
      <text:p text:style-name="바탕글"><text:span text:style-name="p138-1-1">    가. 휴직자의 복직 또는 복귀</text:span></text:p>
      <text:p text:style-name="바탕글"><text:span text:style-name="p139-1-1">    나. 파면, 해임 또는 면직된 자의 복귀</text:span></text:p>
      <text:p text:style-name="바탕글"><text:span text:style-name="p140-1-1">    다. 양성교육의 종료</text:span></text:p>
      <text:p text:style-name="바탕글"><text:span text:style-name="p141-1-1">    라. 정직 또는 직위해제자의 원직복귀</text:span></text:p>
      <text:p text:style-name="바탕글"/>
      <text:p text:style-name="바탕글"><text:span text:style-name="p143-1-1">26. 직원의 신규임용은 공개경쟁시험이 원칙이나 다음의 경우에는 특별임용방법에 의할 수</text:span></text:p>
      <text:p text:style-name="바탕글"><text:span text:style-name="p144-1-1">    있다. 아닌 경우는 ? 다</text:span></text:p>
      <text:p text:style-name="바탕글"><text:span text:style-name="p145-1-1">  가. 고용직으로 3년이상 근무한 자로서 근무성적이 우수하여 해당 직무분야의 일반직으로</text:span></text:p>
      <text:p text:style-name="바탕글"><text:span text:style-name="p146-1-1">      임용하는 경우</text:span></text:p>
      <text:p text:style-name="바탕글"><text:span text:style-name="p147-1-1">  나. 임용 예정직에 상응한 근무실적 또는 연구실적이 3년 이상인 자를 임용하는 경우</text:span></text:p>
      <text:p text:style-name="바탕글"><text:span text:style-name="p148-1-1">  다. 정원의 개폐 또는 예산의 감소 등에 의하여 폐직 또는 감원으로 퇴직하거나 신체정신  </text:span><text:span text:style-name="p148-2-1">      상의 장애로 인한 휴직기간 만료로 인해 퇴직한 직원을 퇴직한 날로부터 3년이내에   </text:span><text:span text:style-name="p148-3-1">      퇴직시에 재직한 직급 또는 그 하위직급에 재임용하는 경우</text:span></text:p>
      <text:p text:style-name="바탕글"><text:span text:style-name="p149-1-1">  라. 임용예정직에 관련된 공업계고등학교, 전문대학의 해당학과 졸업자중 학교장의 추천에</text:span></text:p>
      <text:p text:style-name="바탕글"><text:span text:style-name="p150-1-1">      의한 성적우수자를 임용하는 경우</text:span></text:p>
      <text:p text:style-name="바탕글"/>
      <text:p text:style-name="바탕글"/>
      <text:p text:style-name="바탕글"><text:span text:style-name="p153-1-1">27. 직원의 신규임용은 공개경쟁시험이 원칙이나 다음의 경우에는 특별임용방법에 의할 수  </text:span><text:span text:style-name="p153-2-1">    있다. 아닌 경우는</text:span><text:span text:style-name="p153-2-2">？ </text:span><text:span text:style-name="p153-2-3">라</text:span></text:p>
      <text:p text:style-name="바탕글"><text:span text:style-name="p154-1-1">   가. 별정직 및 고용직으로 임용할 경우</text:span></text:p>
      <text:p text:style-name="바탕글"><text:span text:style-name="p155-1-1">   나. 공개경쟁시험에 의하여 임용하는 것이 부적당한 경우에 임용예정 직무수행에 필요한  </text:span><text:span text:style-name="p155-2-1">       자격증 소지자를 임용하는 경우</text:span></text:p>
      <text:p text:style-name="바탕글"><text:span text:style-name="p156-1-1">   다. 다른법령의 규정에 의하여 임용하는 경우</text:span></text:p>
      <text:p text:style-name="바탕글"><text:span text:style-name="p157-1-1">   라. 임용예정직에 상응한 근무실적 또는 연구실적이 2년 이상인 자를 임용하는 경우</text:span></text:p>
      <text:p text:style-name="바탕글"/>
      <text:p text:style-name="바탕글"><text:span text:style-name="p159-1-1">28. 신규임용의 연령제한 사항이다. 틀린것은 ? 다</text:span></text:p>
      <text:p text:style-name="바탕글"><text:span text:style-name="p160-1-1">  가. 고용직 : 35세이하                        나. 일반직 및 별정직 1급 : 50세이하</text:span></text:p>
      <text:p text:style-name="바탕글"><text:span text:style-name="p161-1-1">  다. 일반직 및 별정직 4급 : 35세이하          라. 일반직 및 별정직 2, 3급 : 45세이하</text:span></text:p>
      <text:p text:style-name="바탕글"/>
      <text:p text:style-name="바탕글"><text:span text:style-name="p163-1-1">29. 신규임용의 연령제한 사항이다. 잘못설명된 것은</text:span><text:span text:style-name="p163-1-2">？ </text:span></text:p>
      <text:p text:style-name="바탕글"><text:span text:style-name="p164-1-1">   가. 일반직 및 별정직 5급이하의 신규임용은 35세 이하로 제한한다</text:span></text:p>
      <text:p text:style-name="바탕글"><text:span text:style-name="p165-1-1">   나. 인사위원회의 심의를 거쳐 별정직 및 고용직으로 특별임용하는 경우에는 해당직급의  </text:span><text:span text:style-name="p165-2-1">       정년범위내의 연령으로한다.</text:span></text:p>
      <text:p text:style-name="바탕글"><text:span text:style-name="p166-1-1">   다. 고용직으로 2년이상 근무한자를 인사위원회의 심의를 거쳐 일반직으로 특별임용하는  </text:span><text:span text:style-name="p166-2-1">       경우에는 해당직급의 정년범위내의 연령으로한다.</text:span></text:p>
      <text:p text:style-name="바탕글"><text:span text:style-name="p167-1-1">   라. 임용예정 직무수행에 필요한자격증 소지자를 인사위원회의 심의를 거쳐 특별임용하  </text:span><text:span text:style-name="p167-2-1">       는경우에는 해당직급의 정년범위 내의 연령으로한다</text:span></text:p>
      <text:p text:style-name="바탕글"/>
      <text:p text:style-name="바탕글"><text:span text:style-name="p169-1-1">30. 신규임용의 연령제한 사항이다. 잘못설명된 것은</text:span><text:span text:style-name="p169-1-2">？ </text:span><text:span text:style-name="p169-1-3">라</text:span></text:p>
      <text:p text:style-name="바탕글"><text:span text:style-name="p170-1-1">   가. 임용예정직에 상응한 근무실적 또는 연구실적이 3년이상인 자를 인사위원회의 심의  </text:span><text:span text:style-name="p170-2-1">       를 거쳐 특별임용하는경우에는 해당직급의 정년범위내의 연령으로한다.</text:span></text:p>
      <text:p text:style-name="바탕글"><text:span text:style-name="p171-1-1">   나. 정원의 개폐 또는 예산의 감소 등에 의하여 폐직 또는 감원으로 퇴직한 직원을 퇴직  </text:span><text:span text:style-name="p171-2-1">       한 날로부터 2년 이내에 퇴직시에 재직한 직급 또는 그 하위직급으로 인사위원회의  </text:span><text:span text:style-name="p171-3-1">  </text:span><text:span text:style-name="p171-3-2">     심의를 거쳐 재임용(특별임용)하는 경우에는 해당직급의 정년 범위내의 연령으로 한다.</text:span></text:p>
      <text:p text:style-name="바탕글"><text:span text:style-name="p172-1-1">   다. 신체정신상의 장애로인한 휴직기간 만료로 인하여 퇴직한 직원을 퇴직한 날로부터 2  </text:span><text:span text:style-name="p172-2-1">       년이내에 퇴직시에 재직한 직급 또는 그 하위직급으로 인사위원회의 심의를 거쳐 재  </text:span><text:span text:style-name="p172-3-1">       임용(특별임용)하는 경우에는 해당직급의 정년범위내의 연령으로한다.</text:span></text:p>
      <text:p text:style-name="바탕글"><text:span text:style-name="p173-1-1">   라. 다른법령의 규정에 의하여 인사위원회의 심의를 거쳐 특별임용하는 경우에는 해당직  </text:span><text:span text:style-name="p173-2-1">       급의 정년범위내의 연령으로한다.</text:span></text:p>
      <text:p text:style-name="바탕글"/>
      <text:p text:style-name="바탕글"><text:span text:style-name="p175-1-1">31. 다음은 직원의 임용에 관한사항이다. 잘못설명된 것은</text:span><text:span text:style-name="p175-1-2">？</text:span></text:p>
      <text:p text:style-name="바탕글"><text:span text:style-name="p176-1-1">   가. 결원을 보충함에 있어서는 공개경쟁시험 합격자를 우선 임용하여야 한다.</text:span></text:p>
      <text:p text:style-name="바탕글"><text:span text:style-name="p177-1-1">   나. 특별임용은 서류전형과 면접시험의 방법에 의하되 필요한 경우 제한경쟁시험 방법에  </text:span><text:span text:style-name="p177-2-1">       의하여 임용할 수 있다.</text:span></text:p>
      <text:p text:style-name="바탕글"><text:span text:style-name="p178-1-1">   다. 직원의 임용은 시험성적, 근무성적평정, 경력평정 기타 능력의 실증에 의한다.</text:span></text:p>
      <text:p text:style-name="바탕글"><text:span text:style-name="p179-1-1">   라. 특별임용은 당해직위에 그 예정 임용자로 보직하지 아니하면 그 직무를 수행할 수</text:span></text:p>
      <text:p text:style-name="바탕글"><text:span text:style-name="p180-1-1">      없거나 중대한 차질이 초래되는 경우와 그 임용예정자로 보직함으로써 획기적인 </text:span></text:p>
      <text:p text:style-name="바탕글"><text:span text:style-name="p181-1-1">      발전이 기대되는 경우에 한한다.</text:span></text:p>
      <text:p text:style-name="Paragraph-182"/>
      <text:p text:style-name="바탕글"><text:span text:style-name="p183-1-1">32. 수습임용중에 있는 직원이 아래사항의 사유가 있을 때에는 정규직원에 대한 신분보장   </text:span><text:span text:style-name="p183-2-1">    및 직권면직관련규정에 불구하고 면직시킬 수 있다. 해당사유가 아닌것은 ? 다</text:span></text:p>
      <text:p text:style-name="바탕글"><text:span text:style-name="p184-1-1">  가. 근무성적이 불량한 때                      나. 제규정에 위반한 때</text:span></text:p>
      <text:p text:style-name="바탕글"><text:span text:style-name="p185-1-1">  다. 법원으로 부터 벌금형을 선고받은 때        라. 금치산자 및 한정치산자</text:span></text:p>
      <text:p text:style-name="Paragraph-186"><text:span text:style-name="p186-1-1">  마. 고의 또는 악의로 임용서류를 은폐하거나 허위로 작성하여 제출한 때</text:span></text:p>
      <text:p text:style-name="Paragraph-187"><text:span text:style-name="p187-1-1">     (단순한 착오 또는 그 내용이 경미한 경우는 제외)</text:span></text:p>
      <text:p text:style-name="Paragraph-188"/>
      <text:p text:style-name="바탕글"><text:span text:style-name="p189-1-1">33. 수습임용중에 있는 직원이 다음사유가 있을 때에는 정규직원에 대한 신분보장 및 직권  </text:span><text:span text:style-name="p189-2-1">    면직관련규정에 불구하고 면직시킬 수 있다. 해당사유가 아닌 것은</text:span><text:span text:style-name="p189-2-2">？ </text:span><text:span text:style-name="p189-2-3">라</text:span></text:p>
      <text:p text:style-name="바탕글"><text:span text:style-name="p190-1-1">   가. 교육훈련성적이 불량할 때</text:span></text:p>
      <text:p text:style-name="바탕글"><text:span text:style-name="p191-1-1">   나. 병역의무자로서 병역의 기피사실이 있을 때</text:span></text:p>
      <text:p text:style-name="바탕글"><text:span text:style-name="p192-1-1">   다. 인사규정에 의한 직원으로 임용할 수 없는 결격사유에 해당할 때</text:span></text:p>
      <text:p text:style-name="바탕글"><text:span text:style-name="p193-1-1">   라. 파산자로서 복권된지 2년이 경과하지 아니한때</text:span></text:p>
      <text:p text:style-name="Paragraph-194"/>
      <text:p text:style-name="바탕글"><text:span text:style-name="p195-1-1">34. 다음 수습임용에 관한 내용중 다른 것은 ? 나</text:span></text:p>
      <text:p text:style-name="바탕글"><text:span text:style-name="p196-1-1">  가. 직원을 신규채용할 때 해당분야 실무경력이 1년 미만인 자에 대하여는 3개월간을</text:span></text:p>
      <text:p text:style-name="바탕글"><text:span text:style-name="p197-1-1">      수습으로 임용하고, 그 기간중 근무성적이 양호한 경우 정규직원으로 임용한다.</text:span></text:p>
      <text:p text:style-name="바탕글"><text:span text:style-name="p198-1-1">  나. 임용한 특수직무에 대한 양성교육을 받는 직원은 당해 교육기간을 수습기간으로 하되</text:span></text:p>
      <text:p text:style-name="바탕글"><text:span text:style-name="p199-1-1">      그 기간은 1년을 초과하여서는 아니되며 수습기간에는 임용전 교육기간을 포함하지 </text:span></text:p>
      <text:p text:style-name="바탕글"><text:span text:style-name="p200-1-1">      않는다.</text:span></text:p>
      <text:p text:style-name="바탕글"><text:span text:style-name="p201-1-1">  다. 수습기간은 임용예정직에 상응한 근무실적 또는 경력이 있는 자를 임용하는 경우에는 </text:span></text:p>
      <text:p text:style-name="바탕글"><text:span text:style-name="p202-1-1">      인사위원회의 심의를 거쳐 수습기간을 면제하거나 단축할 수 있다.</text:span></text:p>
      <text:p text:style-name="바탕글"><text:span text:style-name="p203-1-1">  라. 수습임용직원의 소속부서장은 수습임용기간 동안 자체 실무수습계획을 수립. 실시하고</text:span></text:p>
      <text:p text:style-name="바탕글"><text:span text:style-name="p204-1-1">      임용권자는 그 결과를 정규임용에 반영해야 한다.</text:span></text:p>
      <text:p text:style-name="Paragraph-205"/>
      <text:p text:style-name="바탕글"><text:span text:style-name="p206-1-1">35. 직원임용의 결격사유에 해당되지 않는 것은 ? 나</text:span></text:p>
      <text:p text:style-name="바탕글"><text:span text:style-name="p207-1-1">  가. 금고이상의 형을 받고 그 집행이 종료되거나 집행을 받지 아니하기로 확정된후 5년이</text:span></text:p>
      <text:p text:style-name="바탕글"><text:span text:style-name="p208-1-1">      경과하지 아니한 자</text:span></text:p>
      <text:p text:style-name="바탕글"><text:span text:style-name="p209-1-1">  나. 금고이상의 형을 받고 그 집행유예기간이 종료된 날로부터 3년을 경과하지 아니한 자</text:span></text:p>
      <text:p text:style-name="바탕글"><text:span text:style-name="p210-1-1">  다. 금고이상의 형의 선고유예를 받은 경우에 그 선고유예 기간중에 있는 자</text:span></text:p>
      <text:p text:style-name="바탕글"><text:span text:style-name="p211-1-1">  라. 징계에 의하여 해임처분을 받은 날로부터 3년, 파면처분을 받은 날로부터 5년을 경과</text:span></text:p>
      <text:p text:style-name="바탕글"><text:span text:style-name="p212-1-1">      하지 아니한 자</text:span></text:p>
      <text:p text:style-name="바탕글"/>
      <text:p text:style-name="바탕글"><text:span text:style-name="p214-1-1">36. 직원임용의 결격사유에 해당되지 않는 것은</text:span><text:span text:style-name="p214-1-2">？ </text:span><text:span text:style-name="p214-1-3">라</text:span></text:p>
      <text:p text:style-name="바탕글"><text:span text:style-name="p215-1-1">  가. 법원의 판결 또는 다른 법률에 의하여 자격이 상실 또는 정지된 자</text:span></text:p>
      <text:p text:style-name="바탕글"><text:span text:style-name="p216-1-1">  나. 병역의무자로서 병역기피 사실이 있는 자</text:span></text:p>
      <text:p text:style-name="바탕글"><text:span text:style-name="p217-1-1">  다. 금치산자 및 한정치산자</text:span></text:p>
      <text:p text:style-name="바탕글"><text:span text:style-name="p218-1-1">  라. 파산자로서 복권된지 5년을 경과하지 아니 한 자</text:span></text:p>
      <text:p text:style-name="Paragraph-219"/>
      <text:p text:style-name="Paragraph-220"/>
      <text:p text:style-name="바탕글"><text:span text:style-name="p221-1-1">37. 직원임용의 결격사유에 해당되는 경우는</text:span><text:span text:style-name="p221-1-2">？ </text:span><text:span text:style-name="p221-1-3">다</text:span></text:p>
      <text:p text:style-name="바탕글"><text:span text:style-name="p222-1-1">   가. 금고이상의 형을 받고 그 집행이 종료되거나 집행을 받지 아니하기로 확정된후 5년  </text:span><text:span text:style-name="p222-2-1">       이 경과한자</text:span></text:p>
      <text:p text:style-name="바탕글"><text:span text:style-name="p223-1-1">   나. 금고이상의 형을받고 그 집행유예기간이 종료된날로부터 2년이 경과한자</text:span></text:p>
      <text:p text:style-name="바탕글"><text:span text:style-name="p224-1-1">   다. 금고이상의 형의선고유예를 받은경우에 그 선고유예기간 중에 있는자</text:span></text:p>
      <text:p text:style-name="바탕글"><text:span text:style-name="p225-1-1">   라. 징계에</text:span><text:span text:style-name="p225-1-2"> 의하여 해임처분을 받은날로부터 3년, 파면처분을 받은날로부터 5년이 경과한자</text:span></text:p>
      <text:p text:style-name="Paragraph-226"/>
      <text:p text:style-name="Paragraph-227"/>
      <text:p text:style-name="바탕글"><text:span text:style-name="p228-1-1">38. 다음중 신규임용후보자 명부의 유효기간은 ? 나</text:span></text:p>
      <text:p text:style-name="바탕글"><text:span text:style-name="p229-1-1">  가. 6월        나. 1년        다. 1년 6월      라. 2년</text:span></text:p>
      <text:p text:style-name="Paragraph-230"/>
      <text:p text:style-name="Paragraph-231"/>
      <text:p text:style-name="바탕글"><text:span text:style-name="p232-1-1">39. 다음중 필요에 따라 신규임용후보자 명부의 연장가능기간을 포함한 유효기간은</text:span><text:span text:style-name="p232-1-2">？ </text:span><text:span text:style-name="p232-1-3">다</text:span></text:p>
      <text:p text:style-name="바탕글"><text:span text:style-name="p233-1-1">   가. 1년          나. 1년 6월       다. 2년          라. 3년</text:span></text:p>
      <text:p text:style-name="Paragraph-234"/>
      <text:p text:style-name="Paragraph-235"/>
      <text:p text:style-name="본문_중고딕10_"><text:span text:style-name="p236-1-1">40. 직원을 신규임용하고자 할 때는 최고순위자로부터 결원의 3배수 범위내에서 임용하여야  </text:span><text:span text:style-name="p236-2-1">    한다. 다만 </text:span><text:span text:style-name="p236-2-2">다음의 경우에는 3배수 범위내의 순위에 불구하고 우선 임용할 수 있다. 잘못된  </text:span><text:span text:style-name="p236-3-1">    것은?  나</text:span></text:p>
      <text:p text:style-name="본문_중고딕10_"><text:span text:style-name="p237-1-1">    </text:span><text:span text:style-name="p237-1-2">가. 임용예정부서에 근무하고 있는 자</text:span></text:p>
      <text:p text:style-name="Paragraph-238"><text:span text:style-name="p238-1-1">나. 임용예정직위에 상응한 6월이상의 근무실적이 있는 자</text:span></text:p>
      <text:p text:style-name="Paragraph-239"><text:span text:style-name="p239-1-1">다. 임용예정직에 관련된 특별한 자격이 있는 자</text:span></text:p>
      <text:p text:style-name="Paragraph-240"><text:span text:style-name="p240-1-1">라. 국가보훈대상자</text:span></text:p>
      <text:p text:style-name="Paragraph-241"/>
      <text:p text:style-name="바탕글"><text:span text:style-name="p242-1-1">41. 다음은 직원의 신규임용에 관한 설명이다. 잘못된 것은</text:span><text:span text:style-name="p242-1-2">？ </text:span><text:span text:style-name="p242-1-3">다</text:span></text:p>
      <text:p text:style-name="바탕글"><text:span text:style-name="p243-1-1">   가. 공개경쟁신규임용시험에 합격한자는 신규임용후보자 등록을 하여야한다.</text:span></text:p>
      <text:p text:style-name="바탕글"><text:span text:style-name="p244-1-1">   나. 이사장은 직급별로 시험성적순에 의하여 신규임용후보자 명부를 작성하여야한다</text:span></text:p>
      <text:p text:style-name="바탕글"><text:span text:style-name="p245-1-1">   다. 신규임용후보자명부에 등재된자 중에서 직원을 신규임용하고자 할 때에는 최고순위  </text:span><text:span text:style-name="p245-2-1">       자로부터 결원의 범위내에서 임용하여야한다.</text:span></text:p>
      <text:p text:style-name="바탕글"><text:span text:style-name="p246-1-1">   라. 국가보훈대상자는 신규임용후보자명부의 순위에 불구하고 우선임용할 수 있다</text:span></text:p>
      <text:p text:style-name="본문_중고딕10_"/>
      <text:p text:style-name="본문_중고딕10_"><text:span text:style-name="p248-1-1">42. 다음은 신규임용후보자의 임용후보자로서의 자격을 상실하는 경우이다. 자격상실요건이  </text:span><text:span text:style-name="p248-2-1">    아닌 것은? 라</text:span></text:p>
      <text:p text:style-name="Paragraph-249"><text:span text:style-name="p249-1-1">가 임용후보자가 정당한 사유없이 임용에 불응한 경우</text:span></text:p>
      <text:p text:style-name="Paragraph-250"><text:span text:style-name="p250-1-1">나. 임용후보자가 받아야 할 교육훈련에 불응한 때</text:span></text:p>
      <text:p text:style-name="Paragraph-251"><text:span text:style-name="p251-1-1">다. 임용후보자로서 받은 교육훈련성적이 수료점수에 미달될 때</text:span></text:p>
      <text:p text:style-name="Paragraph-252"><text:span text:style-name="p252-1-1">라. 교육훈련중 신병이나 병역복무 기타 교육훈련을 계속할 수 없는 불가피한 사정으로 </text:span><text:span text:style-name="p252-2-1">퇴학처분을 당한 때</text:span></text:p>
      <text:p text:style-name="Paragraph-253"><text:span text:style-name="p253-1-1">마. 고의 또는 악의로 임용서류를 은폐하거나 허위로 작성하여 제출한 때</text:span></text:p>
      <text:p text:style-name="Paragraph-254"><text:span text:style-name="p254-1-1">   (단순한 착오 또는 그내용이 경미한 경우는 제외)</text:span></text:p>
      <text:p text:style-name="본문_중고딕10_"/>
      <text:p text:style-name="바탕글"><text:span text:style-name="p256-1-1">43. 다음은 직원의 신규임용에 관한설명이다. 잘못된 것은</text:span><text:span text:style-name="p256-1-2">？ </text:span><text:span text:style-name="p256-1-3">가</text:span></text:p>
      <text:p text:style-name="바탕글"><text:span text:style-name="p257-1-1">   가. 이사장은 필요하다고 인정할때에는 신규임용후보자를 본인의 동의없이 다른직렬에   </text:span><text:span text:style-name="p257-2-1">       임용할 수 있다.</text:span></text:p>
      <text:p text:style-name="바탕글"><text:span text:style-name="p258-1-1">   나. 신규임용후보자를 전직시킬경우에는 사전에 인사위원회의 의결을 얻어야한다.</text:span></text:p>
      <text:p text:style-name="바탕글"><text:span text:style-name="p259-1-1">   다. 임용예정직에 관련된 특별한 자격이 있는자는 신규임용 후보자 명부의 최고순위자로  </text:span><text:span text:style-name="p259-2-1">       부터 3배수범위내의 순위에 불구하고 우선임용할 수 있다.</text:span></text:p>
      <text:p text:style-name="바탕글"><text:span text:style-name="p260-1-1">   라. 금고이상의 형의선고유예를 받은경우에 그 선고유예기간이 끝난경우는 직원으로     </text:span><text:span text:style-name="p260-2-1">       신규임용할 수 있다.</text:span></text:p>
      <text:p text:style-name="바탕글"/>
      <text:p text:style-name="바탕글"><text:span text:style-name="p262-1-1">44. 이사장이 소속직원을 하나의 직급 또는 직위에 임용하지 않을 수 있는 경우에 해당되지  </text:span><text:span text:style-name="p262-2-1">    않는 것은</text:span><text:span text:style-name="p262-2-2">？ </text:span><text:span text:style-name="p262-2-3">다</text:span></text:p>
      <text:p text:style-name="바탕글"><text:span text:style-name="p263-1-1">   가. 다른법령에 따로정한 경우</text:span></text:p>
      <text:p text:style-name="바탕글"><text:span text:style-name="p264-1-1">   나. 휴직자의 복직, 파견된자의 복귀 또는 파면, 해임된자의 복귀시 당해직급의 결원이   </text:span><text:span text:style-name="p264-2-1">       없어 결원이 발생할때까지 보직없이 근무하게하는 경우</text:span></text:p>
      <text:p text:style-name="바탕글"><text:span text:style-name="p265-1-1">   다. 파견근무의 준비를위하여 특히 필요하다고 인정하여 3개월이내의 기간동안 보직없이  </text:span><text:span text:style-name="p265-2-1">       근무하게 하는 경우</text:span></text:p>
      <text:p text:style-name="바탕글"><text:span text:style-name="p266-1-1">   라. 기구의 폐지, 분합이나 직제의 신설, 개폐시 신설준비를 위하여 3개월 이내의 기간동  </text:span><text:span text:style-name="p266-2-1">       안 보직없이 근무하게 하는 경우</text:span></text:p>
      <text:p text:style-name="본문_중고딕10_"/>
      <text:p text:style-name="본문_중고딕10_"><text:span text:style-name="p268-1-1">45. 이사장은 파견근무의 준비를 위해 특히 필요하다고 인정하여 몇개월 이내의 기간을 보  </text:span><text:span text:style-name="p268-2-1">    직없이 근무하게 하는 경우 소속직원을 하나의 직급 또는 직위에 임용하지 않을수 있는  </text:span><text:span text:style-name="p268-3-1">    가 ? 나</text:span></text:p>
      <text:p text:style-name="Paragraph-269"><text:span text:style-name="p269-1-1">가. 1개월</text:span><text:span text:style-name="p269-1-3">나. 2개월</text:span><text:span text:style-name="p269-1-5">다. 3개월</text:span><text:span text:style-name="p269-1-7">라. 4개월</text:span></text:p>
      <text:p text:style-name="Paragraph-270"/>
      <text:p text:style-name="Paragraph-271"><text:span text:style-name="p271-1-1">46. 기구의 폐지, 분합이나 직제의 신설, 개폐시 신설 준비를 위하여 몇 개월 이내의 기간을 </text:span><text:span text:style-name="p271-2-1">보직없이 근무하게 하는 경우 소속직원을 하나의 직급 또는 직위에 임용하지 않을수 </text:span><text:span text:style-name="p271-3-1">있는가 ? 다</text:span></text:p>
      <text:p text:style-name="Paragraph-272"><text:span text:style-name="p272-1-1">가. 1개월</text:span><text:span text:style-name="p272-1-3">나. 2개월</text:span><text:span text:style-name="p272-1-5">다. 3개월 </text:span><text:span text:style-name="p272-1-7">라. 6개월</text:span></text:p>
      <text:p text:style-name="본문_중고딕10_"/>
      <text:p text:style-name="본문_중고딕10_"/>
      <text:p text:style-name="본문_중고딕10_"><text:span text:style-name="p275-1-1">47. 다음은 인사규정의 임용 및 보직관리에 관한 기술이다. 틀린 것은? 나</text:span></text:p>
      <text:p text:style-name="Paragraph-276"><text:span text:style-name="p276-1-1">가. 이사장은 임용과 징계를 행하는 권한의 일부를 그 소속 보조기관 또는 현업기관의 </text:span><text:span text:style-name="p276-2-1">장에게 위임할 수 있다.</text:span></text:p>
      <text:p text:style-name="Paragraph-277"><text:span text:style-name="p277-1-1">나. 다른 법령의 규정에 의하여 특별임용할 때에는 당해직위에 그 예정임용자로 보직하</text:span><text:span text:style-name="p277-2-1">지 아니하면 그 직무를 수행할 수 없거나 중대한 차질이 초래되는 경우와 그 임용</text:span><text:span text:style-name="p277-3-1">예정자로 보직함으로써 획기적인 발전이 기대되는 경우에만 한한다.</text:span></text:p>
      <text:p text:style-name="Paragraph-278"><text:span text:style-name="p278-1-1">다. 결원을 보충함에 있어서는 공개경쟁시험 합격자를 우선임용하여야 한다.</text:span></text:p>
      <text:p text:style-name="Paragraph-279"><text:span text:style-name="p279-1-1">라. 이사장은 필요하다고 인정할 때에는 신규임용후보자를 본인의 동의를 얻어 다른 직</text:span><text:span text:style-name="p279-2-1">렬에 임용할 수 있으며 이 경우에는 사전에 인사위원회 의결을 얻어야 한다.</text:span></text:p>
      <text:p text:style-name="본문_중고딕10_"/>
      <text:p text:style-name="본문_중고딕10_"><text:span text:style-name="p281-1-1">48. 아래 사항들은 그 직위에 임용한 날로부터 6개월 이내에 다른 직위에 전보할 수 있는   </text:span><text:span text:style-name="p281-2-1">    경우이다. 해당되지 않는 것은 ? 라</text:span></text:p>
      <text:p text:style-name="Paragraph-282"><text:span text:style-name="p282-1-1">가. 직제상 최하단위 보조기관 내에서 전보하는 경우</text:span></text:p>
      <text:p text:style-name="Paragraph-283"><text:span text:style-name="p283-1-1">나. 기구의 개편 또는 직제 및 정원이 변경된 경우</text:span></text:p>
      <text:p text:style-name="Paragraph-284"><text:span text:style-name="p284-1-1">다. 징계처분을 받은 자</text:span></text:p>
      <text:p text:style-name="Paragraph-285"><text:span text:style-name="p285-1-1">라. 임용예정 직무수행에 필요한 자격증 소지자를 특별임용하는 경우</text:span></text:p>
      <text:p text:style-name="본문_중고딕10_"/>
      <text:p text:style-name="본문_중고딕10_"><text:span text:style-name="p287-1-1">49. 다음은 직원의 전보에 관한 기술이다. 틀린 것은? 라</text:span></text:p>
      <text:p text:style-name="Paragraph-288"><text:span text:style-name="p288-1-1">가. 승진 또는 강임의 경우와 수습기간 중에 있는 자는 6개월 이내기간의 전보제한에 </text:span><text:span text:style-name="p288-2-1">관계없이 전보할 수 있다.</text:span></text:p>
      <text:p text:style-name="Paragraph-289"><text:span text:style-name="p289-1-1">나. 임용예정직위에의 임용에 필요한 소정의 교육을 이수한 자는 6개월 이내기간의 전</text:span><text:span text:style-name="p289-2-1">보제한에 관계없이 전보할 수 있다.</text:span></text:p>
      <text:p text:style-name="Paragraph-290"><text:span text:style-name="p290-1-1">다. 업무의 효율적인 수행을 위하여 특히 필요하다고 인정하여 인사위원회의 의결을 거</text:span><text:span text:style-name="p290-2-1">친 자는 전보제한기간에 관계없이 전보할 수 있다.</text:span></text:p>
      <text:p text:style-name="Paragraph-291"><text:span text:style-name="p291-1-1">라. 고용직으로 2년 이상 근무한 자로서 근무성적이 우수하여 해당 직무분야의 일반직</text:span><text:span text:style-name="p291-2-1">으로 특별임용된 자는 전보제한기간에 관계없이 전보할 수 있다.</text:span></text:p>
      <text:p text:style-name="본문_중고딕10_"/>
      <text:p text:style-name="본문_중고딕10_"><text:span text:style-name="p293-1-1">50. 다음은 직원의 전보에 관한 기술이다. 틀린 것은? 다</text:span></text:p>
      <text:p text:style-name="Paragraph-294"><text:span text:style-name="p294-1-1">가. 원칙적으로 직원을 그 직위에 임용한 날로부터 6개월 이내에 다른 직위에 전보할 </text:span><text:span text:style-name="p294-2-1">수 없다.</text:span></text:p>
      <text:p text:style-name="Paragraph-295"><text:span text:style-name="p295-1-1">나. 임용예정직에 상응한 근무실적 또는 연구실적이 3년 이상인 자를 특별임용한 경우 </text:span><text:span text:style-name="p295-2-1">그 최초직위에 임용된 날로부터 1년 이내에는 다른 직위에 임용될 수 없다.</text:span></text:p>
      <text:p text:style-name="Paragraph-296"><text:span text:style-name="p296-1-1">다. 수습기간 중에 있는 자는 수습기간이 경과되어야 전보할 수 있다.</text:span></text:p>
      <text:p text:style-name="Paragraph-297"><text:span text:style-name="p297-1-1">라. 승진 또는 강임의 경우에는 전보제한기간에 관계없이 전보할 수 있다.</text:span></text:p>
      <text:p text:style-name="본문_중고딕10_"/>
      <text:p text:style-name="바탕글"><text:span text:style-name="p299-1-1">51. 다음은 직원의 보직관리 및 전보에 대한 설명이다. 잘못설명된 것은</text:span><text:span text:style-name="p299-1-2">？ </text:span><text:span text:style-name="p299-1-3">라</text:span></text:p>
      <text:p text:style-name="바탕글"><text:span text:style-name="p300-1-1">   가. 직원을 보직함에 있어서는 직무의 종류 및 전문성 등에 따라 직원의 경력, 학력, 전  </text:span><text:span text:style-name="p300-2-1">       공분야, 훈련실적, 업무추진 및 통솔능력, 성품, 청렴도, 건강 등을 고려하여 적재적  </text:span><text:span text:style-name="p300-3-1">       소에 임용하여야 한다.</text:span></text:p>
      <text:p text:style-name="바탕글"><text:span text:style-name="p301-1-1">   나. 직원이 동일직위에서의 장기근무로인한 침체를 방지하고 창의적인 직무수행을 기하  </text:span><text:span text:style-name="p301-2-1">       도록 적절한 인사교류를 하여야 한다.</text:span></text:p>
      <text:p text:style-name="바탕글"><text:span text:style-name="p302-1-1">   다. 직원의 빈번한 전보로인한 능률저하를 방지하여 안정적인 직무수행을 기하도록 적절  </text:span><text:span text:style-name="p302-2-1">       한 인사교류를 하여야 한다.</text:span></text:p>
      <text:p text:style-name="바탕글"><text:span text:style-name="p303-1-1">   라. 직원을 보직함에 있어서 제안의 채택시행으로 예산의 절감등 공단발전에 기여한자를  </text:span><text:span text:style-name="p303-2-1">       4급갑으로 보하는 직위에 임용할경우에는 승진시험에 의하지 아니하고 인사위원회의  </text:span><text:span text:style-name="p303-3-1">       심의를거쳐 특별승진 임용할 수 있다.</text:span></text:p>
      <text:p text:style-name="Paragraph-304"/>
      <text:p text:style-name="본문_중고딕10_"><text:span text:style-name="p305-1-1">52. </text:span><text:span text:style-name="p305-1-2">다음은</text:span><text:span text:style-name="p305-1-3"> 인사위원회의 의결을 거쳐 직원을 전직시킬 수 있는 경우이다. 해당되지 않는 것은 ? 나</text:span></text:p>
      <text:p text:style-name="Paragraph-306"><text:span text:style-name="p306-1-1">가. 전직예정직렬에 관련되는 전문적인 교육을 받았거나 전직예정직렬과 관련한 국가기</text:span><text:span text:style-name="p306-2-1">술자격증을 가진 자.</text:span></text:p>
      <text:p text:style-name="Paragraph-307"><text:span text:style-name="p307-1-1">나. 전직예정직렬에 관련되는 직무에 3개월이상의 근무실적이 있는 자.</text:span></text:p>
      <text:p text:style-name="Paragraph-308"><text:span text:style-name="p308-1-1">다. 전에 재직한 직렬로 전직하는 경우</text:span></text:p>
      <text:p text:style-name="Paragraph-309"><text:span text:style-name="p309-1-1">라. 운전직 중 운전 및 승무 부적격자를 다른 직렬로 전직하는 경우</text:span></text:p>
      <text:p text:style-name="Paragraph-310"/>
      <text:p text:style-name="바탕글"><text:span text:style-name="p311-1-1">53.</text:span><text:span text:style-name="p311-1-2"> 다음은</text:span><text:span text:style-name="p311-1-3"> 인사위원회의 의결을 거쳐 직원을 전직시킬수있는 경우이다. 해당되지않는 것은</text:span><text:span text:style-name="p311-1-4">？ </text:span><text:span text:style-name="p311-1-5">다</text:span></text:p>
      <text:p text:style-name="바탕글"><text:span text:style-name="p312-1-1">   가. 직제 또는 정원의 개폐로 당해직위의 인원을 조정할 필요가 있는 경우</text:span></text:p>
      <text:p text:style-name="바탕글"><text:span text:style-name="p313-1-1">   나. 업무상의 부상 또는 질병으로 인하여 종전의 업무수행은 불가능하나, 타직렬의 업무  </text:span><text:span text:style-name="p313-2-1">       수행은 가능한 경우</text:span></text:p>
      <text:p text:style-name="바탕글"><text:span text:style-name="p314-1-1">   다. 담당직무 부적격자로 징계처분에 의해 타직렬로의 전직이 불가피한 경우 </text:span></text:p>
      <text:p text:style-name="바탕글"><text:span text:style-name="p315-1-1">   라. 전에 재직한 직렬로 전직하는 경우</text:span></text:p>
      <text:p text:style-name="Paragraph-316"/>
      <text:p text:style-name="본문_중고딕10_"><text:span text:style-name="p317-1-1">54. 다음은 겸임, 직무대리, 파견근무에 대한 설명이다. 잘못된 것은 ? 라</text:span></text:p>
      <text:p text:style-name="Paragraph-318"><text:span text:style-name="p318-1-1">가. 이사장은 직위 및 직무내용이 유사하고 담당직무수행에 지장이 없다고 인정되는 경</text:span><text:span text:style-name="p318-2-1">우에는 1인에게 2이상의 직위를 겸임시킬 수 있다.</text:span></text:p>
      <text:p text:style-name="Paragraph-319"><text:span text:style-name="p319-1-1">나. </text:span><text:span text:style-name="p319-1-2">이사장은 업무형편상 부득이한 경우에는 차하위 직급자를 상위직위에 직무대리를 명할 수 있다.</text:span></text:p>
      <text:p text:style-name="Paragraph-320"><text:span text:style-name="p320-1-1">다. </text:span><text:span text:style-name="p320-1-2">이사장은 파견사유가 소멸한 경우에는 당해 파견직원을 지체없이 원 소속부서에 복귀토록 한다,</text:span></text:p>
      <text:p text:style-name="Paragraph-321"><text:span text:style-name="p321-1-1">라. 파견기간은 6개월 이내로 하되 필요에 따라 3개월의 범위안에서 연장할 수 있다.</text:span></text:p>
      <text:p text:style-name="Paragraph-322"/>
      <text:p text:style-name="바탕글"><text:span text:style-name="p323-1-1">55. 다음은 인사규정의 직무대리 및 파견근무에 대한설명이다. 잘못된 것은</text:span><text:span text:style-name="p323-1-2">？ </text:span><text:span text:style-name="p323-1-3">라</text:span></text:p>
      <text:p text:style-name="바탕글"><text:span text:style-name="p324-1-1">   가. 차하위직급자가 상위직위에 직무대리를 할 때에는 권한에 상응하는 책임을진다.</text:span></text:p>
      <text:p text:style-name="바탕글"><text:span text:style-name="p325-1-1">   나. 이사장은 공단업무의 수행상 업무의 일시적인 폭주로 지원이 불가피한 경우 부서간  </text:span><text:span text:style-name="p325-2-1">       파견근무를 명할 수 있다.</text:span></text:p>
      <text:p text:style-name="바탕글"><text:span text:style-name="p326-1-1">   다. 이사장은 공단업무의 수행상 부득이 한 때에는 파견근무를 명할 수 있다.</text:span></text:p>
      <text:p text:style-name="바탕글"><text:span text:style-name="p327-1-1">   라. 파견기간은 6개월이내로하되 필요에따라 3개월의 범위안에서 연장할 수 있다.</text:span></text:p>
      <text:p text:style-name="본문_중고딕10_"><text:span text:style-name="p328-1-1">56. 다음중 직원의 직급별 승진소요 최저기간중 틀린 것은? 다</text:span></text:p>
      <text:p text:style-name="Paragraph-329"><text:span text:style-name="p329-1-1">가. 3급에서 2급 </text:span><text:span text:style-name="p329-1-2">→ 3</text:span><text:span text:style-name="p329-1-3">년</text:span><text:span text:style-name="p329-1-5">나. 4급을에서 4급갑 </text:span><text:span text:style-name="p329-1-6">→ 1</text:span><text:span text:style-name="p329-1-7">년 6월</text:span></text:p>
      <text:p text:style-name="Paragraph-330"><text:span text:style-name="p330-1-1">다. 5급갑에서 4급을 </text:span><text:span text:style-name="p330-1-2">→ 1</text:span><text:span text:style-name="p330-1-3">년 6월</text:span><text:span text:style-name="p330-1-5">라. 5급을에서 5급갑 </text:span><text:span text:style-name="p330-1-6">→ 1</text:span><text:span text:style-name="p330-1-7">년 3월</text:span></text:p>
      <text:p text:style-name="본문_중고딕10_"/>
      <text:p text:style-name="본문_중고딕10_"><text:span text:style-name="p332-1-1">57. 다음중 직원의 직급별 승진 소요최저기간중 틀린 것은? 나</text:span></text:p>
      <text:p text:style-name="Paragraph-333"><text:span text:style-name="p333-1-1">가. 2급에서 1년 </text:span><text:span text:style-name="p333-1-2">→ 3</text:span><text:span text:style-name="p333-1-3">년</text:span><text:span text:style-name="p333-1-5">나. 4급갑에서 3급 </text:span><text:span text:style-name="p333-1-6">→ 3</text:span><text:span text:style-name="p333-1-7">년</text:span></text:p>
      <text:p text:style-name="Paragraph-334"><text:span text:style-name="p334-1-1">다. 6급갑에서 5급을 </text:span><text:span text:style-name="p334-1-2">→ 1</text:span><text:span text:style-name="p334-1-3">년</text:span><text:span text:style-name="p334-1-5">라. 6급을에서 6급갑 </text:span><text:span text:style-name="p334-1-6">→ 1</text:span><text:span text:style-name="p334-1-7">년</text:span></text:p>
      <text:p text:style-name="본문_중고딕10_"/>
      <text:p text:style-name="바탕글"><text:span text:style-name="p336-1-1">58. 다음은 직원의 승진임용에 대한설명이다. 잘못된 것은</text:span><text:span text:style-name="p336-1-2">？ </text:span><text:span text:style-name="p336-1-3">가</text:span></text:p>
      <text:p text:style-name="바탕글"><text:span text:style-name="p337-1-1">   가. 이사장은 경력평정, 근무성적평정 기타 능력의 실증에 의한 순위에 의하여 직급별로  </text:span><text:span text:style-name="p337-2-1">       승진후보자 명부를 작성한다.</text:span></text:p>
      <text:p text:style-name="바탕글"><text:span text:style-name="p338-1-1">   나. 승진임용은 동일직렬의 차하위직급직원 중에서 임용한다.</text:span></text:p>
      <text:p text:style-name="바탕글"><text:span text:style-name="p339-1-1">   다. 승진임용은 당해직급의 승진후보자 명부의 고순위자 순위에 의하여 승진임용인원의  </text:span><text:span text:style-name="p339-2-1">       3배수범위내에 있는자 중에서 임용하여야한다.</text:span></text:p>
      <text:p text:style-name="바탕글"><text:span text:style-name="p340-1-1">   라. 4급갑으로의 승진은 승진시험합격자를 4급갑승진시험합격자 명부에 의하여 승진임용  </text:span><text:span text:style-name="p340-2-1">      할 수 있다.</text:span></text:p>
      <text:p text:style-name="본문_중고딕10_"/>
      <text:p text:style-name="본문_중고딕10_"><text:span text:style-name="p342-1-1">59. 다음 직렬별 승진소요년수에 대한 설명중 틀린 것은? 다</text:span></text:p>
      <text:p text:style-name="Paragraph-343"><text:span text:style-name="p343-1-1">가. 직급별 승진소요년수 산정은 재직직급에 상응하는 전직의 경력기간을 산정 반영할 </text:span><text:span text:style-name="p343-2-1">수 있으나 승진소요년수의 </text:span><text:span text:style-name="p343-2-2">½</text:span><text:span text:style-name="p343-2-3">에 해당하는 기간은 근무하여야 한다.</text:span></text:p>
      <text:p text:style-name="Paragraph-344"><text:span text:style-name="p344-1-1">나. 강임되었던</text:span><text:span text:style-name="p344-1-2"> 직원이 원 직급으로 승진될 경우에 강임전의 기간은 현재직년수로 통산한다.</text:span></text:p>
      <text:p text:style-name="Paragraph-345"><text:span text:style-name="p345-1-1">다. 5급을에서 5급갑으로의 승진은 1년 6월 경과시 승진자격을 부여하고 3년 경과자는 </text:span><text:span text:style-name="p345-2-1">5급갑으로 승진토록 하며, 6급을에서 6급갑으로의 승진은 1년 경과시 승진자격을 부</text:span><text:span text:style-name="p345-3-1">여하고 2년 이상 경과자는 6급갑으로 승진토록 한다.</text:span></text:p>
      <text:p text:style-name="Paragraph-346"><text:span text:style-name="p346-1-1">라. 5급을에서 5급갑, 6급을에서 6급갑으로의 승진은 1월1일, 4월1일, 7월1일, 10월1일자</text:span><text:span text:style-name="p346-2-1">로 년4회 실시한다.</text:span></text:p>
      <text:p text:style-name="본문_중고딕10_"/>
      <text:p text:style-name="바탕글"><text:span text:style-name="p348-1-1">60. 직급별 승진소요년수 산정에는 휴직기간, 직위해제기간, 징계처분기간을 포함하지아니한  </text:span><text:span text:style-name="p348-2-1">    다. 다음은 예외로 승진소요년수에 산정되는 휴직기간이다. 승진소요년수에 산정되지않  </text:span><text:span text:style-name="p348-3-1">    는 휴직은 어느것인가</text:span><text:span text:style-name="p348-3-2">？ </text:span><text:span text:style-name="p348-3-3">라</text:span></text:p>
      <text:p text:style-name="바탕글"><text:span text:style-name="p349-1-1">   가. 병역법에 의한 병역복무를 필하기위하여 휴직한 징집 또는 소집된기간</text:span></text:p>
      <text:p text:style-name="바탕글"><text:span text:style-name="p350-1-1">   나. 업무로인한</text:span><text:span text:style-name="p350-1-2"> 질병 또는 부상으로 6개월이상 장기요양을 요하여 2년 이내로 휴직한기간</text:span></text:p>
      <text:p text:style-name="바탕글"><text:span text:style-name="p351-1-1">   다. 기타 법률의 규정에 의한 업무를 수행하기위하여 직무를 이탈하게되어 휴직한당해   </text:span><text:span text:style-name="p351-2-1">       직무수행기간</text:span></text:p>
      <text:p text:style-name="바탕글"><text:span text:style-name="p352-1-1">   라. 일신상의 사정으로 부득이 직무를 이탈하게되어 3개월 이내로 휴직한기간</text:span></text:p>
      <text:p text:style-name="바탕글"/>
      <text:p text:style-name="바탕글"><text:span text:style-name="p354-1-1">61. 다음중 직급별 승진소요년수에 산정되지않는 휴직기간은</text:span><text:span text:style-name="p354-1-2">？ </text:span><text:span text:style-name="p354-1-3">라</text:span></text:p>
      <text:p text:style-name="바탕글"><text:span text:style-name="p355-1-1">   가. 공단의 필요에 의하여 직무와 관련된 분야의 해외유학으로 인한 2년이내의 휴직기   </text:span><text:span text:style-name="p355-2-1">       간.(다만 학위취득등 부득이한 경우에는 2년범위 안에서 연장할 수 있다.)</text:span></text:p>
      <text:p text:style-name="바탕글"><text:span text:style-name="p356-1-1">   나. 공단의 필요에 의하여 직무와 관련된 분야의 국제기구 또는 유관기관에 임시고용되  </text:span><text:span text:style-name="p356-2-1">       어 휴직한 그 고용기간</text:span></text:p>
      <text:p text:style-name="바탕글"><text:span text:style-name="p357-1-1">   다. 병역법에 의한 병역복무를 필하기 위하여 휴직한 징집 또는 소집된기간</text:span></text:p>
      <text:p text:style-name="바탕글"><text:span text:style-name="p358-1-1">   라. 신체정신상의 장애로 2월이상의 장기요양을 요하여 휴직한기간</text:span></text:p>
      <text:p text:style-name="본문_중고딕10_"/>
      <text:p text:style-name="본문_중고딕10_"><text:span text:style-name="p360-1-1">62. 징계처분의 집행이 종료된 날로부터 다음의 기간이 경과하지 아니한 자는 승진임용될   </text:span><text:span text:style-name="p360-2-1">    수 없다. 잘못된것은 ? 다</text:span></text:p>
      <text:p text:style-name="Paragraph-361"><text:span text:style-name="p361-1-1">가. 견책 : 6개월(견책처분을 받은 날로부터 적용)    나. 감봉 : 1년</text:span></text:p>
      <text:p text:style-name="Paragraph-362"><text:span text:style-name="p362-1-1">다. 정직 : 1년  </text:span><text:span text:style-name="p362-1-4">           라. 징계에 의한 강임 : 1년 6월</text:span></text:p>
      <text:p text:style-name="본문_중고딕10_"/>
      <text:p text:style-name="바탕글"><text:span text:style-name="p364-1-1">63. 다음중 승진제한에 해당되는 것은</text:span><text:span text:style-name="p364-1-2">？ </text:span><text:span text:style-name="p364-1-3">다</text:span></text:p>
      <text:p text:style-name="바탕글"><text:span text:style-name="p365-1-1">   가. 견책처분 받은 날로부터 6개월이 경과한자</text:span></text:p>
      <text:p text:style-name="바탕글"><text:span text:style-name="p366-1-1">   나. 감봉 3월 처분받은날로부터 1년 3월이 경과한자</text:span></text:p>
      <text:p text:style-name="바탕글"><text:span text:style-name="p367-1-1">   다. 정직 3월 처분받은날로부터 1년 3월이 경과한자</text:span></text:p>
      <text:p text:style-name="바탕글"><text:span text:style-name="p368-1-1">   라. 징계에 의한 강임처분 받은날로부터 1년 6월이 경과한자</text:span></text:p>
      <text:p text:style-name="본문_중고딕10_"/>
      <text:p text:style-name="본문_중고딕10_"><text:span text:style-name="p370-1-1">64. 다음은 직원의 승진제한에 관한 기술이다.  틀린 것은? 다</text:span></text:p>
      <text:p text:style-name="Paragraph-371"><text:span text:style-name="p371-1-1">가. 징계처분, 직위해제 또는 휴직중에 있는 자는 승진임용될 수 없다.</text:span></text:p>
      <text:p text:style-name="Paragraph-372"><text:span text:style-name="p372-1-1">나. 개인적인 부상 또는 질병으로 장기병가중인 자는 승진임용될 수 없다.</text:span></text:p>
      <text:p text:style-name="Paragraph-373"><text:span text:style-name="p373-1-1">다. 징계에 의하여 승진의 제한기간중에 있는 자가 다시 징계처분을 받았을 경우 제한</text:span><text:span text:style-name="p373-2-1">기간은 당초 처분에 의한 제한기간이 종료된 날로부터 기산한다.</text:span></text:p>
      <text:p text:style-name="Paragraph-374"><text:span text:style-name="p374-1-1">라. 징계에 의하여 강임된 직원의 승진에 관한 년수계산에 있어서 강임된 직급에서 종</text:span><text:span text:style-name="p374-2-1">전의 근무한 경력은 산입한다.</text:span></text:p>
      <text:p text:style-name="본문_중고딕10_"/>
      <text:p text:style-name="본문_중고딕10_"><text:span text:style-name="p376-1-1">65. 다음은 인사위원회의 심의를 거쳐 특별승진임용할 수 있는 경우이다.  틀린 것은? 다</text:span></text:p>
      <text:p text:style-name="Paragraph-377"><text:span text:style-name="p377-1-1">가. 직무수행능력이 탁월하여 공단발전에 공로가 현저한 자로서 승진소요 최저기간     </text:span><text:span text:style-name="p377-2-1"> ½</text:span><text:span text:style-name="p377-2-2">이상 근무한 자</text:span></text:p>
      <text:p text:style-name="Paragraph-378"><text:span text:style-name="p378-1-1">나. 제안의 채택시행으로 예산절감등 공단발전에 기여한 자로서 승진임용제한을 받지아</text:span><text:span text:style-name="p378-2-1">니하며 승진소요 최저기간 1/2이상 근무한 자</text:span></text:p>
      <text:p text:style-name="Paragraph-379"><text:span text:style-name="p379-1-1">다. 제안의 채택시행으로 예산의 절감등 공단발전에 기여한 자로서 업무상 부상으로 휴</text:span><text:span text:style-name="p379-2-1">직 중인 자</text:span></text:p>
      <text:p text:style-name="Paragraph-380"><text:span text:style-name="p380-1-1">라. 재직중 공적이 현저한 자로 공무로 인하여 사망한 때</text:span></text:p>
      <text:p text:style-name="본문_중고딕10_"/>
      <text:p text:style-name="본문_중고딕10_"><text:span text:style-name="p382-1-1">66. 다음은 직원의 훈련 및 평정에 관한 내용이다.  틀린 것은? 다</text:span></text:p>
      <text:p text:style-name="Paragraph-383"><text:span text:style-name="p383-1-1">가. 인사담당이사는 직원훈련에 관한 종합적인 기획, 조정 및 감독을 행한다.</text:span></text:p>
      <text:p text:style-name="Paragraph-384"><text:span text:style-name="p384-1-1">나. 근무성적 평정은 매년 3월31일을 기준으로 일반직 2급이하 직원에 대하여 실시한다.</text:span></text:p>
      <text:p text:style-name="Paragraph-385"><text:span text:style-name="p385-1-1">다. 경력평정은 일반직 2급이하 전직원에 대하여 매년 실시한다.</text:span></text:p>
      <text:p text:style-name="Paragraph-386"><text:span text:style-name="p386-1-1">라. 훈련성적은 인사관리면에 반영시켜야 한다. </text:span></text:p>
      <text:p text:style-name="본문_중고딕10_"/>
      <text:p text:style-name="바탕글"><text:span text:style-name="p388-1-1">67. 다음은 직원의 훈련 및 평정에 대한 사항이다. 잘못된 것은</text:span><text:span text:style-name="p388-1-2">？ </text:span><text:span text:style-name="p388-1-3">나</text:span></text:p>
      <text:p text:style-name="바탕글"><text:span text:style-name="p389-1-1">   가. 모든직원과 수습직원이 될자는 담당직무와 관련된 학식, 기술 및 능력배양을 위하여  </text:span><text:span text:style-name="p389-2-1">       훈련을 받아야한다.</text:span></text:p>
      <text:p text:style-name="바탕글"><text:span text:style-name="p390-1-1">   나. 교육원장은 직업훈련에 관한 종합적인 기획, 조정 및 감독을 행한다.</text:span></text:p>
      <text:p text:style-name="바탕글"><text:span text:style-name="p391-1-1">   다. 각부서장 및 각급감독직에 있는 직원은 일상업무를 통하여 계속적으로 부하직원을   </text:span><text:span text:style-name="p391-2-1">       훈련시킬 책임을 진다.</text:span></text:p>
      <text:p text:style-name="바탕글"><text:span text:style-name="p392-1-1">   라. 경력평정은 승진소요최저년수에 도달한 일반직 2급이하 직원에 대하여 실시하여 승  </text:span><text:span text:style-name="p392-2-1">       진임용에 반영하여야한다.</text:span></text:p>
      <text:p text:style-name="바탕글"/>
      <text:p text:style-name="바탕글"><text:span text:style-name="p394-1-1">68. 다음중 당연퇴직 해당사항이 아닌 것은</text:span><text:span text:style-name="p394-1-2">？ </text:span><text:span text:style-name="p394-1-3">라</text:span></text:p>
      <text:p text:style-name="바탕글"><text:span text:style-name="p395-1-1">   가. 인사규정에 의한 직원임용의 결격사유에 해당된때</text:span></text:p>
      <text:p text:style-name="바탕글"><text:span text:style-name="p396-1-1">   나. 정년퇴직에 해당된때</text:span></text:p>
      <text:p text:style-name="바탕글"><text:span text:style-name="p397-1-1">   다. 사망한때</text:span></text:p>
      <text:p text:style-name="바탕글"><text:span text:style-name="p398-1-1">   라. 인사규정에 의한 직권면직에 해당된때</text:span></text:p>
      <text:p text:style-name="바탕글"/>
      <text:p text:style-name="바탕글"><text:span text:style-name="p400-1-1">69. 인사규정에 의한 직원의 당연퇴직에 해당되지 않는 것은</text:span><text:span text:style-name="p400-1-2">？ </text:span><text:span text:style-name="p400-1-3">라</text:span></text:p>
      <text:p text:style-name="바탕글"><text:span text:style-name="p401-1-1">   가. 정년에 달하였을때와 사망한때</text:span></text:p>
      <text:p text:style-name="바탕글"><text:span text:style-name="p402-1-1">   나. 병역의무자로서 병역기피의 사실이 있는 때</text:span></text:p>
      <text:p text:style-name="바탕글"><text:span text:style-name="p403-1-1">   다. 법원의 판결 또는 다른법률에 의하여 자격이 상실 또는 정지된때</text:span></text:p>
      <text:p text:style-name="바탕글"><text:span text:style-name="p404-1-1">   라. 연속하여 7일이상 무단결근한때</text:span></text:p>
      <text:p text:style-name="본문_중고딕10_"/>
      <text:p text:style-name="본문_중고딕10_"><text:span text:style-name="p406-1-1">70. 다음중 직권면직 사유에 해당되지 않는 것은 ? 라</text:span></text:p>
      <text:p text:style-name="Paragraph-407"><text:span text:style-name="p407-1-1">가. 신체, 정신상의 장애로 1년 이상 직무를 담당할 수 없을 때</text:span></text:p>
      <text:p text:style-name="Paragraph-408"><text:span text:style-name="p408-1-1">나. 직무수</text:span><text:span text:style-name="p408-1-2">행능력의 현저한 부족으로 근무성적이 불량하다고 인사위원회의 의결을 거칠 때</text:span></text:p>
      <text:p text:style-name="Paragraph-409"><text:span text:style-name="p409-1-1">다. 연속하여 7일 이상 무단결근한 때</text:span></text:p>
      <text:p text:style-name="Paragraph-410"><text:span text:style-name="p410-1-1">라. 형사사건으로 기소된 자가 금고이상의 유죄구형을 받은때</text:span></text:p>
      <text:p text:style-name="본문_중고딕10_"/>
      <text:p text:style-name="본문_중고딕10_"><text:span text:style-name="p412-1-1">71. 다음중 직권면직 사유에 해당되지 않는 것은 ? 가</text:span></text:p>
      <text:p text:style-name="Paragraph-413"><text:span text:style-name="p413-1-1">가. 직무수행능력이 부족하거나 근무성적 및 태도가 극히 불량한 경우와 소속 직원에 </text:span><text:span text:style-name="p413-2-1">대한 감독능력이 부족한 경우에 의해 직위해제된 자가 그 기간중 능력의 향상 또는 </text:span><text:span text:style-name="p413-3-1">개전의 정이 없다고 인사위원회에서 인정하여 의결을 거친때</text:span></text:p>
      <text:p text:style-name="Paragraph-414"><text:span text:style-name="p414-1-1">나. 직제와 정원의 개폐 또는 예산의 감소 등에 의하여 폐직 또는 감원된 때</text:span></text:p>
      <text:p text:style-name="Paragraph-415"><text:span text:style-name="p415-1-1">다. 복직신청기일내 복직신청을 하지 아니한 때</text:span></text:p>
      <text:p text:style-name="Paragraph-416"><text:span text:style-name="p416-1-1">라. 고의 또는 악의로 임용서류를 은폐하거나 허위로 작성하여 제출한 때</text:span></text:p>
      <text:p text:style-name="Paragraph-417"><text:span text:style-name="p417-1-1">   (단순한 착오와 경미한 경우 제외)</text:span></text:p>
      <text:p text:style-name="본문_중고딕10_"/>
      <text:p text:style-name="바탕글"><text:span text:style-name="p419-1-1">72. 다음중 직권면직 사유에 해당되지 않는 것은</text:span><text:span text:style-name="p419-1-2">？ </text:span><text:span text:style-name="p419-1-3">라</text:span></text:p>
      <text:p text:style-name="바탕글"><text:span text:style-name="p420-1-1">   가. 휴직기간의 만료 또는 휴직사유가 소멸된후에도 직무에 복귀하지 아니하거나 직무를  </text:span><text:span text:style-name="p420-2-1">       감당할수없을 때</text:span></text:p>
      <text:p text:style-name="바탕글"><text:span text:style-name="p421-1-1">   나. 군복무를 위하여 휴직중에 있는자가 재영중 군무를 이탈하였을 때</text:span></text:p>
      <text:p text:style-name="바탕글"><text:span text:style-name="p422-1-1">   다. 징병검사, 입영 또는 소집명령을 받고 정당한 이유없이 이를기피 하였을 때</text:span></text:p>
      <text:p text:style-name="바탕글"><text:span text:style-name="p423-1-1">   라. 1년의 근무기간동안 7일이상 무단결근한때</text:span></text:p>
      <text:p text:style-name="본문_중고딕10_"/>
      <text:p text:style-name="본문_중고딕10_"><text:span text:style-name="p425-1-1">72-1 다음중 직원을 면직시킬 경우에 인사위원회의 의결을 거쳐야 하는 것에 해당되지 </text:span></text:p>
      <text:p text:style-name="본문_중고딕10_"><text:span text:style-name="p426-1-1">     않는 것은? 라</text:span></text:p>
      <text:p text:style-name="본문_중고딕10_"><text:span text:style-name="p427-1-1">   가. 직무수행 능력의 현저한 부족으로 공무성적이 극히 불량할 때</text:span></text:p>
      <text:p text:style-name="본문_중고딕10_"><text:span text:style-name="p428-1-1">   나. 직무수행 능력이 부족하거나 근무성적이 극히 불량한자, 직원으로서 근무태도가 심히</text:span></text:p>
      <text:p text:style-name="본문_중고딕10_"><text:span text:style-name="p429-1-1">      불성실한자 또는 소속직원에 대한 감독능력이 부족한 자로서 직위해제 된자가 그기간  </text:span><text:span text:style-name="p429-2-1">      중 능력의 향상 또는 개전의 정이 없다고 인정될 때</text:span></text:p>
      <text:p text:style-name="본문_중고딕10_"><text:span text:style-name="p430-1-1">   다. 고의 또는 악의로 임용서류를 은폐하거나 허위로 작성하여 제출한 때</text:span></text:p>
      <text:p text:style-name="본문_중고딕10_"><text:span text:style-name="p431-1-1">      (단순한 착오나 경미한 내용은 제외)</text:span></text:p>
      <text:p text:style-name="본문_중고딕10_"><text:span text:style-name="p432-1-1">   라. 신체, 정신상의 장애로 1년이상 직무를 담당할 수 없을 때</text:span></text:p>
      <text:p text:style-name="본문_중고딕10_"/>
      <text:p text:style-name="본문_중고딕10_"><text:span text:style-name="p434-1-1">73. 다음중 직원본인의 의사에도 불구하고 휴직을 명할 수 있는 사항이 아닌 것은 ? 가</text:span></text:p>
      <text:p text:style-name="Paragraph-435"><text:span text:style-name="p435-1-1">가. 신체, 정신상의 장애로 3월 이상 장기요양을 요할 때</text:span></text:p>
      <text:p text:style-name="Paragraph-436"><text:span text:style-name="p436-1-1">나. 병역법에 의한 병역복무를 필하기 위해 징집 또는 소집되었을 때</text:span></text:p>
      <text:p text:style-name="Paragraph-437"><text:span text:style-name="p437-1-1">다. 업무로 인한 질병 또는 부상으로 6월 이상 장기요양을 요할 때</text:span></text:p>
      <text:p text:style-name="Paragraph-438"><text:span text:style-name="p438-1-1">라. 천재지변 또는 전시사변이나 기타의 사유로 인하여 생사 또는 소재가 불명하게 되</text:span><text:span text:style-name="p438-2-1">었을 때</text:span></text:p>
      <text:p text:style-name="바탕글"/>
      <text:p text:style-name="바탕글"><text:span text:style-name="p440-1-1">74. 다음중 직원본인의 의사에도 불구하고 휴직을 명할 수 있는 사항은</text:span><text:span text:style-name="p440-1-2">？ </text:span><text:span text:style-name="p440-1-3">라</text:span></text:p>
      <text:p text:style-name="바탕글"><text:span text:style-name="p441-1-1">   가. 공단의 필요에 의하여 직무와 관련된 분야의 해외유학, 국제기구 또는 유관기관에 임  </text:span><text:span text:style-name="p441-2-1">       시고용되었을 때</text:span></text:p>
      <text:p text:style-name="바탕글"><text:span text:style-name="p442-1-1">   나. 일신상의 사정으로 부득이 직무를 이탈하게 되어 휴직을 요청한때</text:span></text:p>
      <text:p text:style-name="바탕글"><text:span text:style-name="p443-1-1">   다.</text:span><text:span text:style-name="p443-1-2"> 생후 1년미만의 영아를 가진 남, 여 직원이 그 영아의 양육을 위하여 휴직을 요청할 때</text:span></text:p>
      <text:p text:style-name="바탕글"><text:span text:style-name="p444-1-1">   라. 법률의 규정에 의한 업무를 수행하기 위하여 직무를 이탈하게 되었을 때</text:span></text:p>
      <text:p text:style-name="바탕글"/>
      <text:p text:style-name="바탕글"><text:span text:style-name="p446-1-1">75. 다음의 휴직기간중 틀린 것은</text:span><text:span text:style-name="p446-1-2">？ </text:span><text:span text:style-name="p446-1-3">다</text:span></text:p>
      <text:p text:style-name="바탕글"><text:span text:style-name="p447-1-1">   가. 해외유학 - 2년이내(학위취득등 부득이한경우에 2년연장 가능)</text:span></text:p>
      <text:p text:style-name="바탕글"><text:span text:style-name="p448-1-1">   나. 생후 1년미만의 영아양육을 위한 휴직 - 당해 영아가 생후 1년이 되는날을 </text:span></text:p>
      <text:p text:style-name="바탕글"><text:span text:style-name="p449-1-1">      경과하지 않은</text:span></text:p>
      <text:p text:style-name="바탕글"><text:span text:style-name="p450-1-1">   다. 천재지변 또는 일신상의 사정 -- 6월이내</text:span></text:p>
      <text:p text:style-name="바탕글"><text:span text:style-name="p451-1-1">   라. 신체, 정신상의 장애로 2월이상 장기요양 - 1년이내, 휴직사유가 소멸되지않아 연기  </text:span><text:span text:style-name="p451-2-1">       신청한 경우 1회(1년)에 한하여 연장가능</text:span></text:p>
      <text:p text:style-name="바탕글"/>
      <text:p text:style-name="바탕글"><text:span text:style-name="p453-1-1">76. 다음은 휴직기간에 관한 기술이다. 트린 것은</text:span><text:span text:style-name="p453-1-2">？ </text:span><text:span text:style-name="p453-1-3">라</text:span></text:p>
      <text:p text:style-name="바탕글"><text:span text:style-name="p454-1-1">   가. 업무상으로 인한 질병 또는 부상으로 6개월이상 장기 요양을 요할 경우 -- 2년이내</text:span></text:p>
      <text:p text:style-name="바탕글"><text:span text:style-name="p455-1-1">   나. 병역법에 의한 징집 또는 소집 되었을 때 -- 징집, 소집기간</text:span></text:p>
      <text:p text:style-name="바탕글"><text:span text:style-name="p456-1-1">   다. 기타 법률의 규정에 의한 업무를 수행하기 위하여 직무를 이탈하게 되었을 때 </text:span></text:p>
      <text:p text:style-name="바탕글"><text:span text:style-name="p457-1-1">       -- 당해 직무 수행기간</text:span></text:p>
      <text:p text:style-name="바탕글"><text:span text:style-name="p458-1-1">   라. 국제기구 또는 유관기관에 임시 고용 되었을 때 -- 2년이내, 2년연장가능</text:span></text:p>
      <text:p text:style-name="바탕글"/>
      <text:p text:style-name="바탕글"><text:span text:style-name="p460-1-1">77. 휴직의 효력에 대한 설명중 다른 것은</text:span><text:span text:style-name="p460-1-2">？ </text:span><text:span text:style-name="p460-1-3">다</text:span></text:p>
      <text:p text:style-name="바탕글"><text:span text:style-name="p461-1-1">   가. 휴직자는 직원의 신분은 보유하나 직무에 종사하지 못하며 그 기간중의 보수는 보수  </text:span><text:span text:style-name="p461-2-1">       규정이 정하는 바에 의한다.</text:span></text:p>
      <text:p text:style-name="바탕글"><text:span text:style-name="p462-1-1">   나. 신체 정신장의 장애로 2월이상 장기요양을 요할때와 천재지변 또는 전시사변이나 기  </text:span><text:span text:style-name="p462-2-1">       타사유로 인하여 생사 또는 소재가 불명일때의 휴직 이외의 휴직은 휴직기간을 근무  </text:span><text:span text:style-name="p462-3-1">       년수에 산입한다.</text:span></text:p>
      <text:p text:style-name="바탕글"><text:span text:style-name="p463-1-1">   다. 휴직자는 휴직사유가 소멸되었을 때는 지체없이 또는 휴직기간이 만료된 때에는 그  </text:span><text:span text:style-name="p463-2-1">       말료일까지 복직원을 제출하여야한다. 다만, 병역복무에 따른 징집 또는 소집에 대한  </text:span><text:span text:style-name="p463-3-1">       기한이 만료되었을 때는 휴직기간 만료후 20일 이내로한다.</text:span></text:p>
      <text:p text:style-name="바탕글"><text:span text:style-name="p464-1-1">   라. 복직원을</text:span><text:span text:style-name="p464-1-2"> 제출받은 경우에는 이사장은 지체없이 휴직당시 직위에 발령함을 원칙으로  한다.</text:span></text:p>
      <text:p text:style-name="바탕글"/>
      <text:p text:style-name="바탕글"><text:span text:style-name="p466-1-1">78. 다음중 휴직기간을 근무년수에 산입하지 않는경우는</text:span><text:span text:style-name="p466-1-2">？ </text:span><text:span text:style-name="p466-1-3">가</text:span></text:p>
      <text:p text:style-name="바탕글"><text:span text:style-name="p467-1-1">   가. 신체정신상의 장애로 2월이상 장기요양을 요하여 휴직한때</text:span></text:p>
      <text:p text:style-name="바탕글"><text:span text:style-name="p468-1-1">   나. 병역법에 의한 병역복무를 필하기 위하여 징집 또는 소집되어 휴직한때</text:span></text:p>
      <text:p text:style-name="바탕글"><text:span text:style-name="p469-1-1">   다. 업무로인한 질병 또는 부상으로 6월이상 장기요양을 요하여 휴직한때</text:span></text:p>
      <text:p text:style-name="바탕글"><text:span text:style-name="p470-1-1">   라. 일신상의 사정으로 부득이 직무를 이탈하게 되어 휴직을 요청한때</text:span></text:p>
      <text:p text:style-name="바탕글"/>
      <text:p text:style-name="바탕글"><text:span text:style-name="p472-1-1">79. 다음중 휴직기간을 근무년수에 산입하지 않는경우는</text:span><text:span text:style-name="p472-1-2">？ </text:span><text:span text:style-name="p472-1-3">라</text:span></text:p>
      <text:p text:style-name="바탕글"><text:span text:style-name="p473-1-1">   가. 법률의 규정에 의한 업무를 수행하기위하여 직무를 이탈하게 되어 휴직한때</text:span></text:p>
      <text:p text:style-name="바탕글"><text:span text:style-name="p474-1-1">   나. 생후 1년미만의 영아양육을 위하여 휴직한 때</text:span></text:p>
      <text:p text:style-name="바탕글"><text:span text:style-name="p475-1-1">   다. 공단의 필요에 의하여 직무와 관련된 분야의 해외유학, 국제기구 또는 유관기관에 임  </text:span><text:span text:style-name="p475-2-1">       시고용되어 휴직한때</text:span></text:p>
      <text:p text:style-name="바탕글"><text:span text:style-name="p476-1-1">   라. 천재지변 또는 전시사변이나 기타의 사유로 인하여 생사 또는 소재가 불명하게되어  </text:span><text:span text:style-name="p476-2-1">       휴직된때</text:span></text:p>
      <text:p text:style-name="바탕글"/>
      <text:p text:style-name="바탕글"><text:span text:style-name="p478-1-1">80. 다음은 이사장이 직위해제할 수 있는 경우이다. 아닌 경우는</text:span><text:span text:style-name="p478-1-2">？ </text:span><text:span text:style-name="p478-1-3">가</text:span></text:p>
      <text:p text:style-name="바탕글"><text:span text:style-name="p479-1-1">   가. 징계가 확정된 자</text:span></text:p>
      <text:p text:style-name="바탕글"><text:span text:style-name="p480-1-1">   나. 형사사건으로 기소된 자, 다만 약식명령이 청구된 자는 제외한다.</text:span></text:p>
      <text:p text:style-name="바탕글"><text:span text:style-name="p481-1-1">   다. 직무수행능력이 부족하거나 근무성적이 극히 불량한 자 또는 직원으로서 근무태도가  </text:span><text:span text:style-name="p481-2-1">       심히 불성실한 자</text:span></text:p>
      <text:p text:style-name="바탕글"><text:span text:style-name="p482-1-1">   라. 소속직원에 대한 감독능력이 부족한 자 </text:span></text:p>
      <text:p text:style-name="바탕글"/>
      <text:p text:style-name="바탕글"><text:span text:style-name="p484-1-1">81. 직무수행능력 부족으로 인한 직위해제된 자는 얼마의 기간동안 기간대기를 명할 수 있  </text:span><text:span text:style-name="p484-2-1">    는가</text:span><text:span text:style-name="p484-2-2">？ </text:span><text:span text:style-name="p484-2-3">다</text:span></text:p>
      <text:p text:style-name="바탕글"><text:span text:style-name="p485-1-1">   가. 1월이내          나. 2월이내          다. 3월이내             라. 4월이내</text:span></text:p>
      <text:p text:style-name="Paragraph-486"/>
      <text:p text:style-name="바탕글"><text:span text:style-name="p487-1-1">82. 근무성적이 극히 불량한자 또는 직원으로서의 근무태도가 심히 불성실한자를 직위해제  </text:span><text:span text:style-name="p487-2-1">    할 경우 얼마동안 기간대기를 명할 수 있는가</text:span><text:span text:style-name="p487-2-2">？ </text:span><text:span text:style-name="p487-2-3">다</text:span></text:p>
      <text:p text:style-name="바탕글"><text:span text:style-name="p488-1-1">   가. 1월이내         나. 2월이내         다. 3월이내          라. 6월이내</text:span></text:p>
      <text:p text:style-name="Paragraph-489"/>
      <text:p text:style-name="바탕글"><text:span text:style-name="p490-1-1">83. 소속직원에 대한 감독능력이 부족한 자를 직위해제할 경우 얼마의 기간동안 기간대기를  </text:span><text:span text:style-name="p490-2-1">    명할 수 있는가</text:span><text:span text:style-name="p490-2-2">？ </text:span><text:span text:style-name="p490-2-3">다</text:span></text:p>
      <text:p text:style-name="바탕글"><text:span text:style-name="p491-1-1">   가. 1월이내       나. 2월이내          다. 3월이내        라. 6월이내</text:span></text:p>
      <text:p text:style-name="Paragraph-492"/>
      <text:p text:style-name="바탕글"><text:span text:style-name="p493-1-1">84. 다음은 인사규정의 직위해제에 관한 설명이다. 잘못된 것은</text:span><text:span text:style-name="p493-1-2">？ </text:span><text:span text:style-name="p493-1-3">라</text:span></text:p>
      <text:p text:style-name="바탕글"><text:span text:style-name="p494-1-1">   가. 직위해제를 받은자는 직원의 신분은 보유하나 직무에 종사하지 못하며 직위해제 사  </text:span><text:span text:style-name="p494-2-1">       유가 소멸된때에는 직위를 부여하여야한다.</text:span></text:p>
      <text:p text:style-name="바탕글"><text:span text:style-name="p495-1-1">   나. 직위해제되어 대기명령을 받은자에 대하여는 이사장은 능력회복이나 태도개선을 위  </text:span><text:span text:style-name="p495-2-1">       한 교육훈련 또는 특별한 연구과제의 부여등 필요한 조치를 하여야한다.</text:span></text:p>
      <text:p text:style-name="바탕글"><text:span text:style-name="p496-1-1">   다. 소속직원에 대한 감독능력이 부족한 자가 형사사건으로 기소되어 직위해제사유가 경  </text:span><text:span text:style-name="p496-2-1">       합하는때에는 형사사건으로 기소된 사유로 직위해제 처분을 하여야한다.</text:span></text:p>
      <text:p text:style-name="바탕글"><text:span text:style-name="p497-1-1">   라. 직무수행능력이 부족하거나 근무성적이 극히 불량한 자가 징계의결요구중인 사유로  </text:span><text:span text:style-name="p497-2-1">       직위해제사유가 경합하는때에는 직무수행능력이 부족하거나 근무성적이 극히 불량한  </text:span><text:span text:style-name="p497-3-1">       사유로 직위해제 처분을 하여야한다.</text:span></text:p>
      <text:p text:style-name="Paragraph-498"/>
      <text:p text:style-name="바탕글"><text:span text:style-name="p499-1-1">85. 다음은 인사규정의 직위해제 및 강임에 대한 설명이다. 잘못된 것은</text:span><text:span text:style-name="p499-1-2">？ </text:span><text:span text:style-name="p499-1-3">가</text:span></text:p>
      <text:p text:style-name="바탕글"><text:span text:style-name="p500-1-1">   가. 이사장은 직제 또는 정원의 변경이나 예산의 감소등으로 인하여 직위가 폐지되거나  </text:span><text:span text:style-name="p500-2-1">       강등되어 과원이 된때에는 직권으로 직원을 강임할 수 있다.</text:span></text:p>
      <text:p text:style-name="바탕글"><text:span text:style-name="p501-1-1">   나. 직제 또는 정원의 변경이나 예산의 감소등으로 인하여 직위가 폐지되거나 강등되어  </text:span><text:span text:style-name="p501-2-1">       강임된 직원은 인사규정 제32조의 승진임용관련규정에 불구하고 우선승진임용한다.</text:span></text:p>
      <text:p text:style-name="바탕글"><text:span text:style-name="p502-1-1">   다. 소속직원에 대한 감독능력이 부족한 자가 징계요구 의결중인 사유로 직위해제 사유  </text:span><text:span text:style-name="p502-2-1">       가 경합하는때에는 징계의결요구중인 사유로 직위해제 처분을 하여야한다.</text:span></text:p>
      <text:p text:style-name="바탕글"><text:span text:style-name="p503-1-1">   라. 직원으로서 근무태도가 심히 불성실한자가 형사사건으로 기소되어 직위해제사유가   </text:span><text:span text:style-name="p503-2-1">       경합하는 때에는 형사사건으로 기소된 사유로 직위해제 처분을 하여야한다.</text:span></text:p>
      <text:p text:style-name="Paragraph-504"/>
      <text:p text:style-name="바탕글"><text:span text:style-name="p505-1-1">86. 다음은 직원의 정년에 대한 설명이다. 잘못된 것은</text:span><text:span text:style-name="p505-1-2">？ </text:span></text:p>
      <text:p text:style-name="바탕글"><text:span text:style-name="p506-1-1">   가. 일반직, 별정직의 정년은 만 60세이다.</text:span></text:p>
      <text:p text:style-name="바탕글"><text:span text:style-name="p507-1-1">   나. 고용직의 정년은 만 53세이다.</text:span></text:p>
      <text:p text:style-name="바탕글"><text:span text:style-name="p508-1-1">   다. 직원은 정년이 도달한 해의 12월 31일에 당연 퇴직한다.</text:span></text:p>
      <text:p text:style-name="바탕글"><text:span text:style-name="p509-1-1">   라. 일반직, 별정직 4급이하 직원의 정년은 인사위원회의 의결을 거쳐 1년단위로 2년의   </text:span><text:span text:style-name="p509-2-1">       범위내에서 연장할 수 있다.</text:span></text:p>
      <text:p text:style-name="바탕글"/>
      <text:p text:style-name="바탕글"><text:span text:style-name="p511-1-1">87. 다음중 표창종류별 표창방법이 잘못된 것은</text:span><text:span text:style-name="p511-1-2">？ </text:span><text:span text:style-name="p511-1-3">나</text:span></text:p>
      <text:p text:style-name="바탕글"><text:span text:style-name="p512-1-1">   가. 모범직원상, 공로상, 부서표창상 -- 표창상      나. 창안상 -- 상장</text:span></text:p>
      <text:p text:style-name="바탕글"><text:span text:style-name="p513-1-1">   다. 우등상 -- 상장                               라. 협조상 -- 감사장 또는 감사패</text:span></text:p>
      <text:p text:style-name="바탕글"/>
      <text:p text:style-name="바탕글"><text:span text:style-name="p515-1-1">88. 우리공단의 표창의 종류는 몇종류 인가</text:span><text:span text:style-name="p515-1-2">？ </text:span><text:span text:style-name="p515-1-3">다</text:span></text:p>
      <text:p text:style-name="바탕글"><text:span text:style-name="p516-1-1">   가. 4              나. 5              다. 6                 라. 7</text:span></text:p>
      <text:p text:style-name="바탕글"/>
      <text:p text:style-name="바탕글"><text:span text:style-name="p518-1-1">89. 다음은 우리공단의 표창에 관한 설명이다. 틀린 것은</text:span><text:span text:style-name="p518-1-2">？ </text:span><text:span text:style-name="p518-1-3">다</text:span></text:p>
      <text:p text:style-name="바탕글"><text:span text:style-name="p519-1-1">   가. 모범직원으로 선발된 직원에 대하여는 그 선발된 월부터 3년간 매월 3만원의 포상금  </text:span><text:span text:style-name="p519-2-1">       을 지급한다.</text:span></text:p>
      <text:p text:style-name="바탕글"><text:span text:style-name="p520-1-1">   나. 표창은 정기(공단창립일 및 연말) 및 수시로 구분하여 시행한다.</text:span></text:p>
      <text:p text:style-name="바탕글"><text:span text:style-name="p521-1-1">   다. 각종전람회, 경기 및 경연대회에서 우수한 성적을 획득한 자에게 우등상을 수여한다.</text:span></text:p>
      <text:p text:style-name="바탕글"><text:span text:style-name="p522-1-1">   라. 성실히 직무를 수행하여 근무성적이 탁월한 경우 공로상을 수여한다.</text:span></text:p>
      <text:p text:style-name="바탕글"/>
      <text:p text:style-name="바탕글"><text:span text:style-name="p524-1-1">90. 다음은 우리공단의 표창에 관한 설명이다. 잘못된 것은</text:span><text:span text:style-name="p524-1-2">？ </text:span><text:span text:style-name="p524-1-3">가</text:span></text:p>
      <text:p text:style-name="바탕글"><text:span text:style-name="p525-1-1">   가. 표창대상의 결정과 공적의 심의는 공정하여야 하며, 표창의 기회는 직원으로서 직무  </text:span><text:span text:style-name="p525-2-1">       에 특히 성실하거나 공단의 발전 및 사회에 공헌한 공적이 현저한 자에 대하여 우선  </text:span><text:span text:style-name="p525-3-1">       적으로 주어져야한다.</text:span></text:p>
      <text:p text:style-name="바탕글"><text:span text:style-name="p526-1-1">   나. 헌신적인 봉사로서 국가 또는 사회의 이익과 공단발전에 기여한자에 대하여 공로상  </text:span><text:span text:style-name="p526-2-1">       을 수여한다.</text:span></text:p>
      <text:p text:style-name="바탕글"><text:span text:style-name="p527-1-1">   다. 모범직원으로 선발된 직원이 징계처분을 받거나 공무상 휴직이외의 휴직 또는 퇴직  </text:span><text:span text:style-name="p527-2-1">       한 때에는 그 사유가 발생한 날이 속하는 달의 익월부터 포상금(매월 3만원)지급을  </text:span><text:span text:style-name="p527-3-1">       중단한다.</text:span></text:p>
      <text:p text:style-name="바탕글"><text:span text:style-name="p528-1-1">   라. 창안상은 업무능률 향상을 위한 건설적이고 창의적인 의견 또는 방안을 제안하여 공  </text:span><text:span text:style-name="p528-2-1">       단예산절감 및 발전에 기여한 자에게 수여한다.</text:span></text:p>
      <text:p text:style-name="바탕글"/>
      <text:p text:style-name="바탕글"><text:span text:style-name="p530-1-1">91. 다음은 우리공단의 표창에 관한 설명이다. 잘못된 것은</text:span><text:span text:style-name="p530-1-2">？ </text:span><text:span text:style-name="p530-1-3">라</text:span></text:p>
      <text:p text:style-name="바탕글"><text:span text:style-name="p531-1-1">   가. 우등상은 각종 교육훈련과정에서 그 성적이 우수한 자에게 수여한다.</text:span></text:p>
      <text:p text:style-name="바탕글"><text:span text:style-name="p532-1-1">   나. 표창은 이사장이 이를 행하며 임용권의 일부를 위임받을 수 있는 기관의 장도 이사  </text:span><text:span text:style-name="p532-2-1">       회 또는 이사장이 정하는 바에 따라 표창할 수 있다.</text:span></text:p>
      <text:p text:style-name="바탕글"><text:span text:style-name="p533-1-1">   다. 표창은 공단발전에 현저한 공이 있다고 인정하는 타기관 또는 단체와 국내외인에게  </text:span><text:span text:style-name="p533-2-1">       도 적용할 수 있다.</text:span></text:p>
      <text:p text:style-name="바탕글"><text:span text:style-name="p534-1-1">   라. 공로상은 성실히 직무를 수행하여 타에 모범이 되는 직원에게 수여한다.</text:span></text:p>
      <text:p text:style-name="바탕글"/>
      <text:p text:style-name="바탕글"><text:span text:style-name="p536-1-1">92. 다음중 징계의 종류가 아닌 것은</text:span><text:span text:style-name="p536-1-2">？ </text:span><text:span text:style-name="p536-1-3">다</text:span></text:p>
      <text:p text:style-name="바탕글"><text:span text:style-name="p537-1-1">   가. 파면         나. 강임          다. 직위해제       라. 견책</text:span></text:p>
      <text:p text:style-name="바탕글"/>
      <text:p text:style-name="바탕글"/>
      <text:p text:style-name="바탕글"><text:span text:style-name="p540-1-1">93. 다음중 징계의 종류에 해당되지 않는 것은</text:span><text:span text:style-name="p540-1-2">？ </text:span><text:span text:style-name="p540-1-3">나</text:span></text:p>
      <text:p text:style-name="바탕글"><text:span text:style-name="p541-1-1">   가. 해임        나. 직권면직       다. 정직           라. 감봉</text:span></text:p>
      <text:p text:style-name="바탕글"/>
      <text:p text:style-name="바탕글"><text:span text:style-name="p543-1-1">94. 다음 징계의 효력에 대한 설명중 틀린 것은</text:span><text:span text:style-name="p543-1-2">？ </text:span><text:span text:style-name="p543-1-3">나</text:span></text:p>
      <text:p text:style-name="바탕글"><text:span text:style-name="p544-1-1">   가. 정직은 1월이상 3월이하의 기간으로한다</text:span></text:p>
      <text:p text:style-name="바탕글"><text:span text:style-name="p545-1-1">   나. 정직처분을 받는 자는 그 기간중 직원의 신분은 보유하나 직무에 종사하지 못하며   </text:span><text:span text:style-name="p545-2-1">       기본급의 1/3이하를 감한다.</text:span></text:p>
      <text:p text:style-name="바탕글"><text:span text:style-name="p546-1-1">   다. 감봉은 1월이상 3월이하의 기간으로 하고 기본급의 3/10이하를 감한다.</text:span></text:p>
      <text:p text:style-name="바탕글"><text:span text:style-name="p547-1-1">   라. 견책은 전과에 대하여 훈계하고 회계한다.</text:span></text:p>
      <text:p text:style-name="바탕글"/>
      <text:p text:style-name="바탕글"><text:span text:style-name="p549-1-1">95. 다음의 직원에 대한 징계절차중 바르게 짝지워진 것은</text:span><text:span text:style-name="p549-1-2">？ </text:span><text:span text:style-name="p549-1-3">가</text:span></text:p>
      <text:p text:style-name="바탕글"><text:span text:style-name="p550-1-1">   가. 직원의 징계의결 -- 징계위원회       나. 처장급이상의 직원의 징계 -- 징계위원회</text:span></text:p>
      <text:p text:style-name="바탕글"><text:span text:style-name="p551-1-1">   다. 부</text:span><text:span text:style-name="p551-1-2">장급이하 징계재심사 -- 징계위원회</text:span><text:span text:style-name="p551-1-3">    라. 직원의 징계의결 -- 인사위원회</text:span></text:p>
      <text:p text:style-name="바탕글"/>
      <text:p text:style-name="바탕글"><text:span text:style-name="p553-1-1">96. 부장급이하 직원이 위원회의 의결을 거쳐 징계처분 통보를 받은때는 통보를 받은 날로  </text:span><text:span text:style-name="p553-2-1">    부터 몇일 이내에 위원회에 재심 청구를 할수 있나</text:span><text:span text:style-name="p553-2-2">？ </text:span><text:span text:style-name="p553-2-3">다</text:span></text:p>
      <text:p text:style-name="바탕글"><text:span text:style-name="p554-1-1">   가. 10일         나. 20일          다. 15일            라. 30일</text:span></text:p>
      <text:p text:style-name="바탕글"/>
      <text:p text:style-name="바탕글"/>
      <text:p text:style-name="바탕글"><text:span text:style-name="p557-1-1">97. 부장급이하 직원은 징계처분에 대한 재심의 청구를 몇회에 걸쳐할 수 있는가</text:span><text:span text:style-name="p557-1-2">？ </text:span><text:span text:style-name="p557-1-3">가</text:span></text:p>
      <text:p text:style-name="바탕글"><text:span text:style-name="p558-1-1">   가. 1회          나. 2회            다. 3회           라. 할수없다</text:span></text:p>
      <text:p text:style-name="바탕글"/>
      <text:p text:style-name="바탕글"><text:span text:style-name="p560-1-1">98. 이사장은 위원회의 징계의결이 부적당 하다고 인정하는 때에는 얼마의 기한 이내에 위  </text:span><text:span text:style-name="p560-2-1">    원회의 재심사를 청구할 수 있는가</text:span><text:span text:style-name="p560-2-2">？ </text:span><text:span text:style-name="p560-2-3">가</text:span></text:p>
      <text:p text:style-name="바탕글"><text:span text:style-name="p561-1-1">   가. 통보를 받은날로부터 15일이내</text:span></text:p>
      <text:p text:style-name="바탕글"><text:span text:style-name="p562-1-1">   나. 징계의결이 있은날로부터 15일이내</text:span></text:p>
      <text:p text:style-name="바탕글"><text:span text:style-name="p563-1-1">   다. 통보를 받은날로부터 30일이내</text:span></text:p>
      <text:p text:style-name="바탕글"><text:span text:style-name="p564-1-1">   라. 징계의결이 있은날로부터 30일이내</text:span></text:p>
      <text:p text:style-name="바탕글"><text:span text:style-name="p565-1-1">99. 위원회는 이사장으로부터 징계의결에 대한 재심청구를 받은 날로부터 몇일이내에 재심  </text:span><text:span text:style-name="p565-2-1">    의결을 하여야 하나</text:span><text:span text:style-name="p565-2-2">？ </text:span><text:span text:style-name="p565-2-3">다</text:span></text:p>
      <text:p text:style-name="바탕글"><text:span text:style-name="p566-1-1">   가. 10일          나. 20일           다. 30일           라. 60일</text:span></text:p>
      <text:p text:style-name="바탕글"/>
      <text:p text:style-name="바탕글"><text:span text:style-name="p568-1-1">100. 다음은 이사장이 직원에 대한 징계의결 요구 및 징계의결 결과에 따른 징계처분을 하  </text:span><text:span text:style-name="p568-2-1">     여야 하는 사항이다. 아닌 것은</text:span><text:span text:style-name="p568-2-2">？ </text:span><text:span text:style-name="p568-2-3">다</text:span></text:p>
      <text:p text:style-name="바탕글"><text:span text:style-name="p569-1-1">   가. 제규정에 위반하여 직원본분에 배치되었을때</text:span></text:p>
      <text:p text:style-name="바탕글"><text:span text:style-name="p570-1-1">   나. 형사사건으로 기소된자가 금고이상의 유죄판결이 확정된때</text:span></text:p>
      <text:p text:style-name="바탕글"><text:span text:style-name="p571-1-1">   다. 복무질서를 문란케 하였을 때</text:span></text:p>
      <text:p text:style-name="바탕글"><text:span text:style-name="p572-1-1">   라. 직원의 신분을 망각하고 공단의 체면 또는 위신을 손상시켰을 때</text:span></text:p>
      <text:p text:style-name="바탕글"/>
      <text:p text:style-name="바탕글"><text:span text:style-name="p574-1-1">101. 다음은 이사장이 직원에 대한 징계의결 요구 및 징계의결 결과에 따른 징계처분을 하  </text:span><text:span text:style-name="p574-2-1">     여야 하는 사항이다. 아닌 것은</text:span><text:span text:style-name="p574-2-2">？ </text:span><text:span text:style-name="p574-2-3">다</text:span></text:p>
      <text:p text:style-name="바탕글"><text:span text:style-name="p575-1-1">   가. 직무상 의무를 위반하였을 때</text:span></text:p>
      <text:p text:style-name="바탕글"><text:span text:style-name="p576-1-1">   나. 정당한 사유없이 직무를 태만히 하였을 때</text:span></text:p>
      <text:p text:style-name="바탕글"><text:span text:style-name="p577-1-1">   다. 연속하여 7일이상 무단결근하였을 때</text:span></text:p>
      <text:p text:style-name="바탕글"><text:span text:style-name="p578-1-1">   라. 복무질서를 문란케하였을 때</text:span></text:p>
      <text:p text:style-name="바탕글"/>
      <text:p text:style-name="바탕글"><text:span text:style-name="p580-1-1">102. 다음은 인사규정에 관한 내용을 기술한 것이다. 틀린 것은</text:span><text:span text:style-name="p580-1-2">？ </text:span><text:span text:style-name="p580-1-3">나</text:span></text:p>
      <text:p text:style-name="바탕글"><text:span text:style-name="p581-1-1">   가. 국가가 공무원의 징계처분에 대한 일반사면을 시행한 경우에는 공단도 이를 준용하  </text:span><text:span text:style-name="p581-2-1">       여 적용한다.</text:span></text:p>
      <text:p text:style-name="바탕글"><text:span text:style-name="p582-1-1">   나. 직원은 형의선고, 징계처분에 의하지 아니하고는 그 의사에 반하여 휴직, 강임, 면직  </text:span><text:span text:style-name="p582-2-1">       또는 불이익한 처분을 받지 아니한다.</text:span></text:p>
      <text:p text:style-name="바탕글"><text:span text:style-name="p583-1-1">   다. 이사장은 징계의결의 통보를 받는날로부터 15일 이내에 이에 대하여 재심청구 또는  </text:span><text:span text:style-name="p583-2-1">       집행하여야 한다.</text:span></text:p>
      <text:p text:style-name="바탕글"><text:span text:style-name="p584-1-1">   라. 징계의결</text:span><text:span text:style-name="p584-1-2"> 요구는 징계사유가 발생한 날로부터 2년이 경과한 때는 이를 행하지 못한다.</text:span></text:p>
      <text:p text:style-name="바탕글"/>
      <text:p text:style-name="바탕글"><text:span text:style-name="p586-1-1">103. 다음은 인사규정에 관한 내용을 기술한 것이다. 틀린 것은</text:span><text:span text:style-name="p586-1-2">？ </text:span><text:span text:style-name="p586-1-3">나</text:span></text:p>
      <text:p text:style-name="바탕글"><text:span text:style-name="p587-1-1">   가. 감사원, 건설교통부에서 조사중인 사건에 대하여는 조사종료의 통보가 있을때까지 징  </text:span><text:span text:style-name="p587-2-1">       계의결의 요구 기타 징계절차를 진행하지 못한다.</text:span></text:p>
      <text:p text:style-name="바탕글"><text:span text:style-name="p588-1-1">   나. 검찰, 경찰 기타 수사기관에서 수사중인 사건에 대하여는 수사 개시의 통보를 받은   </text:span><text:span text:style-name="p588-2-1">       날로부터 징계의결의 요구 기타 징계절차를 진행하지 못한다.</text:span></text:p>
      <text:p text:style-name="바탕글"><text:span text:style-name="p589-1-1">   다. 수사기관 및 감사원, 건설교통부에서 수사 및 조사중인 사건으로 징계절차를 진행하  </text:span><text:span text:style-name="p589-2-1">       지 못하여 징계사유가 발생한 날로부터 2년이 경과 하거나 그 잔여기간이 1월 미만  </text:span><text:span text:style-name="p589-3-1">       인 경우에는 조사나 수사의 종료의 통보를 받는날로부터 1월이 경과한 날이 징계사  </text:span><text:span text:style-name="p589-4-1">       유의 시효가 만료되는 것으로 본다.</text:span></text:p>
      <text:p text:style-name="바탕글"><text:span text:style-name="p590-1-1">   라. 위원회의 구성, 징계의결 기타 절차상의 하자나 징계양정의 과다를 이유로 노동위원  </text:span><text:span text:style-name="p590-2-1">       회 또는 법원에서 징계처분의 무효 또는 취소의 결정이나 판결을 한 때에는 징계사  </text:span><text:span text:style-name="p590-3-1">       유가 발생한 날로부터 2년이 경과 하거나 그 잔여기간이 3월미만인 경우에도 그 결  </text:span><text:span text:style-name="p590-4-1">       정 또는 판결이 확정된 날로부터 3월이내에는 다시 징계의결을 요구할 수 있다.</text:span></text:p>
      <text:p text:style-name="바탕글"/>
      <text:p text:style-name="바탕글"><text:span text:style-name="p592-1-1">104. 징계등 처분의 집행이 종료된 날로부터 다음의 기간이 경과한 때에는 인사기록카드 및  </text:span><text:span text:style-name="p592-2-1">     관련 대장에 등재된 징계등 처분기록을 말소해야 한다. 틀린 것은</text:span><text:span text:style-name="p592-2-2">？ </text:span><text:span text:style-name="p592-2-3">다</text:span></text:p>
      <text:p text:style-name="바탕글"><text:span text:style-name="p593-1-1">   가. 강임 : 5년       나. 정직 : 4년         다. 감봉 : 2년        라. 견책 : 2년</text:span></text:p>
      <text:p text:style-name="바탕글"/>
      <text:p text:style-name="바탕글"><text:span text:style-name="p595-1-1">105. 문제삭제</text:span></text:p>
      <text:p text:style-name="바탕글"/>
      <text:p text:style-name="바탕글"><text:span text:style-name="p597-1-1">106. 징계 등 처분기록의 말소에 대한 설명중 틀린 것은</text:span><text:span text:style-name="p597-1-2">？ </text:span><text:span text:style-name="p597-1-3">라</text:span></text:p>
      <text:p text:style-name="바탕글"><text:span text:style-name="p598-1-1">   가. 경고 및 주의처분일로부터 1년이 경과한 때 별도의 조치없이 그 효력을 상실한다.</text:span></text:p>
      <text:p text:style-name="바탕글"><text:span text:style-name="p599-1-1">   나. 법원에서 징계처분의 무효 또는 취소판결이 확정된 때에는 처분기록을 말소하여야   </text:span><text:span text:style-name="p599-2-1">       한다.</text:span></text:p>
      <text:p text:style-name="바탕글"><text:span text:style-name="p600-1-1">   다. 공무원의 징계처분에 대한 국가의 일반사면이 있은 때에는 처분기록을 말소하여야   </text:span><text:span text:style-name="p600-2-1">       한다.</text:span></text:p>
      <text:p text:style-name="바탕글"><text:span text:style-name="p601-1-1">   라. 직위해제 처분의 종료일로부터 3년이 경과한 때에는 처분기록을 말소하여야 한다.</text:span></text:p>
      <text:p text:style-name="바탕글"/>
      <text:p text:style-name="바탕글"><text:span text:style-name="p603-1-1">107. 문제삭제</text:span></text:p>
      <text:p text:style-name="바탕글"/>
      <text:p text:style-name="바탕글"><text:span text:style-name="p605-1-1">108. 문제삭제</text:span></text:p>
      <text:p text:style-name="바탕글"/>
      <text:p text:style-name="바탕글"><text:span text:style-name="p607-1-1">109. 1994년 2월 1일 </text:span><text:span text:style-name="p607-1-2">“</text:span><text:span text:style-name="p607-1-3">강임</text:span><text:span text:style-name="p607-1-4">”</text:span><text:span text:style-name="p607-1-5">처분을 받은 직원이 1997년 5월 1일 </text:span><text:span text:style-name="p607-1-6">“</text:span><text:span text:style-name="p607-1-7">정직 3월</text:span><text:span text:style-name="p607-1-8">”</text:span><text:span text:style-name="p607-1-9">처분을 받았으면  </text:span><text:span text:style-name="p607-2-1">    강임 및 정직 3월처분에 대한 기록말소는 언제를 경과하여야 하는가</text:span><text:span text:style-name="p607-2-2">？ </text:span><text:span text:style-name="p607-2-3">다</text:span></text:p>
      <text:p text:style-name="바탕글"><text:span text:style-name="p608-1-1">   가. 2006년 4월 30일</text:span></text:p>
      <text:p text:style-name="바탕글"><text:span text:style-name="p609-1-1">   나. 2006년 7월 31일</text:span></text:p>
      <text:p text:style-name="바탕글"><text:span text:style-name="p610-1-1">   다. 2006년 8월  1일</text:span></text:p>
      <text:p text:style-name="바탕글"><text:span text:style-name="p611-1-1">   라. 2006년 7월 30일</text:span></text:p>
      <text:p text:style-name="Paragraph-612"/>
      <text:p text:style-name="Paragraph-613"><text:span text:style-name="p613-1-1">110. 1994년 2월 1일 </text:span><text:span text:style-name="p613-1-2">“</text:span><text:span text:style-name="p613-1-3">정직 3월</text:span><text:span text:style-name="p613-1-4">”</text:span><text:span text:style-name="p613-1-5">처분을 받은 직원이 1997년 4월 1일 </text:span><text:span text:style-name="p613-1-6">“</text:span><text:span text:style-name="p613-1-7">감봉 2월</text:span><text:span text:style-name="p613-1-8">”</text:span><text:span text:style-name="p613-1-9">의 처분을 받  </text:span><text:span text:style-name="p613-2-1">    았으면 정직 3월 및 감봉 2월 처분에 대한 기록말소는 언제를 경과하여야 하는가</text:span><text:span text:style-name="p613-2-2">？ </text:span><text:span text:style-name="p613-2-3">가</text:span></text:p>
      <text:p text:style-name="Paragraph-614"><text:span text:style-name="p614-1-1">   가. 2004년 3월 31일</text:span></text:p>
      <text:p text:style-name="Paragraph-615"><text:span text:style-name="p615-1-1">   나. 2004년 5월 31일</text:span></text:p>
      <text:p text:style-name="Paragraph-616"><text:span text:style-name="p616-1-1">   다. 2004년 8월 31일</text:span></text:p>
      <text:p text:style-name="Paragraph-617"><text:span text:style-name="p617-1-1">   라. 2003년 3월 31일</text:span></text:p>
      <text:p text:style-name="Paragraph-618"/>
      <text:p text:style-name="Paragraph-619"><text:span text:style-name="p619-1-1">111. 별정직 직원의 직무분야에 일반직 상당 계급에 관한 사항중 틀린 것은</text:span><text:span text:style-name="p619-1-2">？</text:span></text:p>
      <text:p text:style-name="Paragraph-620"><text:span text:style-name="p620-1-1">   가. 비상계획업무총괄 -- 일반직 1급 상당</text:span></text:p>
      <text:p text:style-name="Paragraph-621"><text:span text:style-name="p621-1-1">   나. 간호 -- 일반직 5급갑 상당</text:span></text:p>
      <text:p text:style-name="Paragraph-622"><text:span text:style-name="p622-1-1">   다. 영양사 -- 일반직 5급갑 상당</text:span></text:p>
      <text:p text:style-name="Paragraph-623"><text:span text:style-name="p623-1-1">   라. 비서 -- 일반직 3급 상당</text:span></text:p>
      <text:p text:style-name="Paragraph-624"/>
      <text:p text:style-name="Paragraph-625"><text:span text:style-name="p625-1-1">112. 별정직 직원의 직무분야에 일반직상당계급에 관한 사항중 틀린 것은</text:span><text:span text:style-name="p625-1-2">？</text:span></text:p>
      <text:p text:style-name="Paragraph-626"><text:span text:style-name="p626-1-1">   가. 비서 -- 일반직 3급상당</text:span></text:p>
      <text:p text:style-name="Paragraph-627"><text:span text:style-name="p627-1-1">   나. 통역 -- 일반직 4급을 상당</text:span></text:p>
      <text:p text:style-name="Paragraph-628"><text:span text:style-name="p628-1-1">   다. 직장예비군중대장 -- 일반직 4급갑 상당</text:span></text:p>
      <text:p text:style-name="Paragraph-629"><text:span text:style-name="p629-1-1">   라. 간호 -- 일반직 4급을 상당</text:span></text:p>
      <text:p text:style-name="Paragraph-630"/>
      <text:p text:style-name="Paragraph-631"><text:span text:style-name="p631-1-1">113. 특별임용 직급별 자격기준중 틀린 것은</text:span><text:span text:style-name="p631-1-2">？ </text:span><text:span text:style-name="p631-1-3">라</text:span></text:p>
      <text:p text:style-name="Paragraph-632"><text:span text:style-name="p632-1-1">   가. 1급 -- 예비역 대령이상의 군경력자(비상계획실장에 한함)</text:span></text:p>
      <text:p text:style-name="Paragraph-633"><text:span text:style-name="p633-1-1">   나. 2급 -- 공무원 5급이상 경력소지자 및 기술사 자격증소지후 당해분야 3년이상 근무  </text:span><text:span text:style-name="p633-2-1">              한 자</text:span></text:p>
      <text:p text:style-name="Paragraph-634"><text:span text:style-name="p634-1-1">   다. 4급을 -- 공무원 7급이상 경력소지자 및 기사 1급자격증을 소지하고 당해분야 3년이  </text:span><text:span text:style-name="p634-2-1">                상 근무한 자</text:span></text:p>
      <text:p text:style-name="Paragraph-635"><text:span text:style-name="p635-1-1">   라. 6급을 -- 공무원 기능직 10등급 이상 경력소지자</text:span></text:p>
      <text:p text:style-name="Paragraph-636"/>
      <text:p text:style-name="Paragraph-637"><text:span text:style-name="p637-1-1">114. 특별임용 직급별 자격기준중 틀린 것은</text:span><text:span text:style-name="p637-1-2">？ </text:span><text:span text:style-name="p637-1-3">다</text:span></text:p>
      <text:p text:style-name="Paragraph-638"><text:span text:style-name="p638-1-1">   가. 3급 -- 공무원 6급 10년이상 또는 기능직 5등급이상 경력소지자</text:span></text:p>
      <text:p text:style-name="Paragraph-639"><text:span text:style-name="p639-1-1">   나. 5급갑 -- 공무원 8급이상 또는 기능직 8등급이상 경력소지자</text:span></text:p>
      <text:p text:style-name="Paragraph-640"><text:span text:style-name="p640-1-1">   다. 6급갑 -- 공무원 고용직 3년이상</text:span></text:p>
      <text:p text:style-name="Paragraph-641"><text:span text:style-name="p641-1-1">   라. 5급을 -- 공무원 9급 또는 기능직 9등급이상 경력소지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휴먼명조_12_" style:next-style-name="휴먼명조_12_" style:family="paragraph" style:class="text">
      <style:paragraph-properties fo:text-align="justify" fo:text-indent="-20pt" fo:margin-left="42.52pt" fo:margin-right="0pt" fo:margin-top="0pt" fo:margin-bottom="0pt" fo:line-height="150%"/>
      <style:text-properties style:font-name="휴먼명조" style:font-name-asian="휴먼명조" fo:font-size="12pt" style:font-size-asian="12pt" style:font-size-complex="12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